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f455"/>
    </style:style>
    <style:style style:name="P3" style:family="paragraph" style:parent-style-name="Standard">
      <style:paragraph-properties fo:text-align="justify" style:justify-single-word="false"/>
      <style:text-properties officeooo:paragraph-rsid="001aa71b"/>
    </style:style>
    <style:style style:name="P4" style:family="paragraph" style:parent-style-name="Standard">
      <style:paragraph-properties fo:text-align="justify" style:justify-single-word="false"/>
      <style:text-properties officeooo:paragraph-rsid="001d9299"/>
    </style:style>
    <style:style style:name="P5" style:family="paragraph" style:parent-style-name="Standard">
      <style:paragraph-properties fo:text-align="justify" style:justify-single-word="false"/>
      <style:text-properties officeooo:paragraph-rsid="001f29c5"/>
    </style:style>
    <style:style style:name="P6" style:family="paragraph" style:parent-style-name="Standard">
      <style:paragraph-properties fo:text-align="justify" style:justify-single-word="false"/>
      <style:text-properties officeooo:paragraph-rsid="0023cf1b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f455" officeooo:paragraph-rsid="0018f455"/>
    </style:style>
    <style:style style:name="P8" style:family="paragraph" style:parent-style-name="Standard">
      <style:paragraph-properties fo:text-align="justify" style:justify-single-word="false"/>
      <style:text-properties officeooo:rsid="00190a01" officeooo:paragraph-rsid="00190a01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e659" officeooo:paragraph-rsid="0019e65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e659" officeooo:paragraph-rsid="001aa71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aa71b" officeooo:paragraph-rsid="001aa71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c65b4" officeooo:paragraph-rsid="001c65b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c65b4" officeooo:paragraph-rsid="001d929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c65b4" officeooo:paragraph-rsid="001e0a4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c65b4" officeooo:paragraph-rsid="001f29c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1196e" officeooo:paragraph-rsid="0021196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28694" officeooo:paragraph-rsid="0022869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65918" officeooo:paragraph-rsid="0026591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9e659" officeooo:paragraph-rsid="0019e659"/>
    </style:style>
    <style:style style:name="P20" style:family="paragraph" style:parent-style-name="Standard">
      <style:paragraph-properties fo:text-align="justify" style:justify-single-word="false"/>
      <style:text-properties officeooo:rsid="0019e659" officeooo:paragraph-rsid="001aa71b"/>
    </style:style>
    <style:style style:name="P21" style:family="paragraph" style:parent-style-name="Standard">
      <style:paragraph-properties fo:text-align="justify" style:justify-single-word="false"/>
      <style:text-properties officeooo:rsid="0019e659" officeooo:paragraph-rsid="0021196e"/>
    </style:style>
    <style:style style:name="P22" style:family="paragraph" style:parent-style-name="Standard">
      <style:paragraph-properties fo:text-align="justify" style:justify-single-word="false"/>
      <style:text-properties officeooo:rsid="001aa71b" officeooo:paragraph-rsid="001aa71b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9e659" officeooo:paragraph-rsid="001aa71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9e659" officeooo:paragraph-rsid="0019e65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e659" officeooo:paragraph-rsid="001d929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9e659" officeooo:paragraph-rsid="001e0a4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9e659" officeooo:paragraph-rsid="0021196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aa71b" officeooo:paragraph-rsid="001aa71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aa71b" officeooo:paragraph-rsid="001c65b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c65b4" officeooo:paragraph-rsid="001c65b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c65b4" officeooo:paragraph-rsid="001d929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c65b4" officeooo:paragraph-rsid="001e0a4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c65b4" officeooo:paragraph-rsid="001f29c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c65b4" officeooo:paragraph-rsid="0021196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c65b4" officeooo:paragraph-rsid="0022869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c65b4" officeooo:paragraph-rsid="002497c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c65b4" officeooo:paragraph-rsid="0026591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d9299" officeooo:paragraph-rsid="001d929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e0a4d" officeooo:paragraph-rsid="001e0a4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f29c5" officeooo:paragraph-rsid="001f29c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f29c5" officeooo:paragraph-rsid="00228694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28694" officeooo:paragraph-rsid="0022869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2497cc" officeooo:paragraph-rsid="002497c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65918" officeooo:paragraph-rsid="0026591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e0a4d" officeooo:paragraph-rsid="001e0a4d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1196e" officeooo:paragraph-rsid="0021196e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28694" officeooo:paragraph-rsid="00228694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265918" officeooo:paragraph-rsid="00265918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27498b" officeooo:paragraph-rsid="0027498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7498b" officeooo:paragraph-rsid="00293a5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27498b" officeooo:paragraph-rsid="002b1f8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7498b" officeooo:paragraph-rsid="002bd32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27498b" officeooo:paragraph-rsid="002c0f7a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27498b" officeooo:paragraph-rsid="0032b77b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27498b" officeooo:paragraph-rsid="0033738f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1c65b4" officeooo:paragraph-rsid="002497cc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c65b4" officeooo:paragraph-rsid="004f9c15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293a52" officeooo:paragraph-rsid="00293a5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paragraph-rsid="002b1f8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paragraph-rsid="0039931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paragraph-rsid="004210d5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paragraph-rsid="004e9fa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paragraph-rsid="00500cb9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2b1f8b" officeooo:paragraph-rsid="002b1f8b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2bd328" officeooo:paragraph-rsid="002bd328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2bd328" officeooo:paragraph-rsid="002c0f7a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2bd328" officeooo:paragraph-rsid="004f9c1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2c3a78" officeooo:paragraph-rsid="002c3a78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2c3a78" officeooo:paragraph-rsid="002ddeef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2c3a78" officeooo:paragraph-rsid="002fcd75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2c3a78" officeooo:paragraph-rsid="0032b77b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2c3a78" officeooo:paragraph-rsid="004f9c15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2ddeef" officeooo:paragraph-rsid="002ddeef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2fcd75" officeooo:paragraph-rsid="002fcd75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32b77b" officeooo:paragraph-rsid="0032b77b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32b77b" officeooo:paragraph-rsid="0033738f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32b77b" officeooo:paragraph-rsid="0034ebfc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33738f" officeooo:paragraph-rsid="0033738f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34ebfc" officeooo:paragraph-rsid="0034ebfc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34ebfc" officeooo:paragraph-rsid="00366d83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34ebfc" officeooo:paragraph-rsid="004f9c15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379f80" officeooo:paragraph-rsid="00379f80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39931d" officeooo:paragraph-rsid="0039931d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039931d" officeooo:paragraph-rsid="003ce92e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39931d" officeooo:paragraph-rsid="003f733d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normal" officeooo:rsid="003ce92e" officeooo:paragraph-rsid="003ce92e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3f733d" officeooo:paragraph-rsid="003f733d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3f733d" officeooo:paragraph-rsid="00500cb9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4210d5" officeooo:paragraph-rsid="004210d5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4210d5" officeooo:paragraph-rsid="0043ff35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4210d5" officeooo:paragraph-rsid="00456c4c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43ff35" officeooo:paragraph-rsid="0043ff35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43ff35" officeooo:paragraph-rsid="00456c4c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43ff35" officeooo:paragraph-rsid="00500cb9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456c4c" officeooo:paragraph-rsid="00456c4c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weight="normal" officeooo:rsid="00473077" officeooo:paragraph-rsid="00473077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weight="normal" officeooo:rsid="00473077" officeooo:paragraph-rsid="00474928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weight="normal" officeooo:rsid="00473077" officeooo:paragraph-rsid="004c7148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weight="normal" officeooo:rsid="00473077" officeooo:paragraph-rsid="004e637a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weight="normal" officeooo:rsid="00473077" officeooo:paragraph-rsid="004e9fa7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weight="normal" officeooo:rsid="00473077" officeooo:paragraph-rsid="004f78ed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473077" officeooo:paragraph-rsid="00500cb9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weight="normal" officeooo:rsid="00474928" officeooo:paragraph-rsid="00474928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weight="normal" officeooo:rsid="00474928" officeooo:paragraph-rsid="0049ca01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4adc85" officeooo:paragraph-rsid="004adc85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weight="normal" officeooo:rsid="004c7148" officeooo:paragraph-rsid="004c7148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4e637a" officeooo:paragraph-rsid="004e637a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normal" officeooo:rsid="004e9fa7" officeooo:paragraph-rsid="004e9fa7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weight="normal" officeooo:rsid="004f78ed" officeooo:paragraph-rsid="004f78ed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4f8aef" officeooo:paragraph-rsid="004f8aef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weight="normal" officeooo:rsid="002c0f7a" officeooo:paragraph-rsid="004f9c15" style:font-weight-asian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weight="normal" officeooo:rsid="00407892" officeooo:paragraph-rsid="004f9c15" style:font-weight-asian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weight="normal" officeooo:rsid="001aa71b" officeooo:paragraph-rsid="00500cb9" style:font-weight-asian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27498b" officeooo:paragraph-rsid="0027498b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weight="bold" officeooo:rsid="0027498b" officeooo:paragraph-rsid="004f9c15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18f455" officeooo:paragraph-rsid="0018f455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weight="bold" officeooo:rsid="00293a52" officeooo:paragraph-rsid="00293a52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weight="bold" officeooo:rsid="002bd328" officeooo:paragraph-rsid="002bd328" style:font-weight-asian="bold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weight="bold" officeooo:paragraph-rsid="002bd328" style:font-weight-asian="bold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weight="bold" officeooo:paragraph-rsid="00473077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weight="bold" officeooo:rsid="002c0f7a" officeooo:paragraph-rsid="002c0f7a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weight="bold" officeooo:rsid="002c3a78" officeooo:paragraph-rsid="002c3a78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weight="bold" officeooo:rsid="002c3a78" officeooo:paragraph-rsid="0032b77b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weight="bold" officeooo:rsid="0032b77b" officeooo:paragraph-rsid="0032b77b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weight="bold" officeooo:rsid="0032b77b" officeooo:paragraph-rsid="0033738f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weight="bold" officeooo:rsid="0032b77b" officeooo:paragraph-rsid="0034ebfc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34ebfc" officeooo:paragraph-rsid="0034ebfc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rsid="00407892" officeooo:paragraph-rsid="00407892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rsid="004210d5" officeooo:paragraph-rsid="004210d5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weight="bold" officeooo:rsid="0043ff35" officeooo:paragraph-rsid="0043ff35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43ff35" officeooo:paragraph-rsid="00456c4c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weight="bold" officeooo:rsid="00473077" officeooo:paragraph-rsid="00473077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weight="bold" officeooo:rsid="00473077" officeooo:paragraph-rsid="00474928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weight="bold" officeooo:rsid="00473077" officeooo:paragraph-rsid="004c7148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fo:font-weight="bold" officeooo:rsid="00473077" officeooo:paragraph-rsid="004e637a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fo:font-weight="bold" officeooo:rsid="00473077" officeooo:paragraph-rsid="00500cb9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weight="bold" officeooo:rsid="004f78ed" officeooo:paragraph-rsid="004f78ed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fo:font-weight="bold" officeooo:rsid="004f78ed" officeooo:paragraph-rsid="004f8aef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weight="bold" officeooo:paragraph-rsid="0018f455" style:font-weight-asian="bold" style:font-weight-complex="bold"/>
    </style:style>
    <style:style style:name="P140" style:family="paragraph" style:parent-style-name="Standard">
      <style:paragraph-properties fo:text-align="justify" style:justify-single-word="false"/>
      <style:text-properties fo:font-weight="bold" officeooo:rsid="0019e659" officeooo:paragraph-rsid="004f9c15" style:font-weight-asian="bold" style:font-weight-complex="bold"/>
    </style:style>
    <style:style style:name="P141" style:family="paragraph" style:parent-style-name="Standard">
      <style:paragraph-properties fo:text-align="justify" style:justify-single-word="false"/>
      <style:text-properties fo:font-weight="bold" officeooo:rsid="001aa71b" officeooo:paragraph-rsid="004f9c15" style:font-weight-asian="bold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weight="bold" officeooo:rsid="001aa71b" officeooo:paragraph-rsid="001aa71b" style:font-weight-asian="bold" style:font-weight-complex="bold"/>
    </style:style>
    <style:style style:name="P143" style:family="paragraph" style:parent-style-name="Standard">
      <style:paragraph-properties fo:text-align="justify" style:justify-single-word="false"/>
      <style:text-properties fo:font-weight="bold" officeooo:rsid="001c65b4" officeooo:paragraph-rsid="004f9c15" style:font-weight-asian="bold" style:font-weight-complex="bold"/>
    </style:style>
    <style:style style:name="P144" style:family="paragraph" style:parent-style-name="Standard">
      <style:paragraph-properties fo:text-align="justify" style:justify-single-word="false"/>
      <style:text-properties fo:font-weight="bold" officeooo:rsid="001c65b4" officeooo:paragraph-rsid="00500cb9" style:font-weight-asian="bold" style:font-weight-complex="bold"/>
    </style:style>
    <style:style style:name="P145" style:family="paragraph" style:parent-style-name="Standard">
      <style:paragraph-properties fo:text-align="justify" style:justify-single-word="false"/>
      <style:text-properties fo:font-weight="bold" officeooo:rsid="001c65b4" officeooo:paragraph-rsid="001e0a4d" style:font-weight-asian="bold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weight="bold" officeooo:rsid="00265918" officeooo:paragraph-rsid="004f9c15" style:font-weight-asian="bold" style:font-weight-complex="bold"/>
    </style:style>
    <style:style style:name="P147" style:family="paragraph" style:parent-style-name="Standard">
      <style:paragraph-properties fo:text-align="justify" style:justify-single-word="false"/>
    </style:style>
    <style:style style:name="P148" style:family="paragraph" style:parent-style-name="Standard">
      <style:paragraph-properties fo:text-align="justify" style:justify-single-word="false"/>
      <style:text-properties officeooo:paragraph-rsid="00293a52"/>
    </style:style>
    <style:style style:name="P149" style:family="paragraph" style:parent-style-name="Standard">
      <style:paragraph-properties fo:text-align="justify" style:justify-single-word="false"/>
      <style:text-properties officeooo:paragraph-rsid="002b1f8b"/>
    </style:style>
    <style:style style:name="P150" style:family="paragraph" style:parent-style-name="Standard">
      <style:paragraph-properties fo:text-align="justify" style:justify-single-word="false"/>
      <style:text-properties officeooo:paragraph-rsid="002c0f7a"/>
    </style:style>
    <style:style style:name="P151" style:family="paragraph" style:parent-style-name="Standard">
      <style:paragraph-properties fo:text-align="justify" style:justify-single-word="false"/>
      <style:text-properties officeooo:paragraph-rsid="00190a01"/>
    </style:style>
    <style:style style:name="P152" style:family="paragraph" style:parent-style-name="Standard">
      <style:paragraph-properties fo:text-align="justify" style:justify-single-word="false"/>
      <style:text-properties officeooo:paragraph-rsid="002c3a78"/>
    </style:style>
    <style:style style:name="P153" style:family="paragraph" style:parent-style-name="Standard">
      <style:paragraph-properties fo:text-align="justify" style:justify-single-word="false"/>
      <style:text-properties officeooo:paragraph-rsid="002ddeef"/>
    </style:style>
    <style:style style:name="P154" style:family="paragraph" style:parent-style-name="Standard">
      <style:paragraph-properties fo:text-align="justify" style:justify-single-word="false"/>
      <style:text-properties officeooo:paragraph-rsid="002fcd75"/>
    </style:style>
    <style:style style:name="P155" style:family="paragraph" style:parent-style-name="Standard">
      <style:paragraph-properties fo:text-align="justify" style:justify-single-word="false"/>
      <style:text-properties officeooo:paragraph-rsid="0032b77b"/>
    </style:style>
    <style:style style:name="P156" style:family="paragraph" style:parent-style-name="Standard">
      <style:paragraph-properties fo:text-align="justify" style:justify-single-word="false"/>
      <style:text-properties officeooo:paragraph-rsid="0033738f"/>
    </style:style>
    <style:style style:name="P157" style:family="paragraph" style:parent-style-name="Standard">
      <style:paragraph-properties fo:text-align="justify" style:justify-single-word="false"/>
      <style:text-properties officeooo:paragraph-rsid="00379f80"/>
    </style:style>
    <style:style style:name="P158" style:family="paragraph" style:parent-style-name="Standard">
      <style:paragraph-properties fo:text-align="justify" style:justify-single-word="false"/>
      <style:text-properties officeooo:paragraph-rsid="0039931d"/>
    </style:style>
    <style:style style:name="P159" style:family="paragraph" style:parent-style-name="Standard">
      <style:paragraph-properties fo:text-align="justify" style:justify-single-word="false"/>
      <style:text-properties officeooo:paragraph-rsid="004210d5"/>
    </style:style>
    <style:style style:name="P160" style:family="paragraph" style:parent-style-name="Standard">
      <style:paragraph-properties fo:text-align="justify" style:justify-single-word="false"/>
      <style:text-properties officeooo:paragraph-rsid="00473077"/>
    </style:style>
    <style:style style:name="P161" style:family="paragraph" style:parent-style-name="Standard">
      <style:paragraph-properties fo:text-align="justify" style:justify-single-word="false"/>
      <style:text-properties officeooo:paragraph-rsid="0049ca01"/>
    </style:style>
    <style:style style:name="P162" style:family="paragraph" style:parent-style-name="Standard">
      <style:paragraph-properties fo:text-align="justify" style:justify-single-word="false"/>
      <style:text-properties officeooo:paragraph-rsid="004e637a"/>
    </style:style>
    <style:style style:name="P163" style:family="paragraph" style:parent-style-name="Standard">
      <style:paragraph-properties fo:text-align="justify" style:justify-single-word="false"/>
      <style:text-properties officeooo:paragraph-rsid="004e9fa7"/>
    </style:style>
    <style:style style:name="P164" style:family="paragraph" style:parent-style-name="Standard">
      <style:paragraph-properties fo:text-align="justify" style:justify-single-word="false"/>
      <style:text-properties officeooo:paragraph-rsid="004f8aef"/>
    </style:style>
    <style:style style:name="P165" style:family="paragraph" style:parent-style-name="Standard">
      <style:paragraph-properties fo:text-align="justify" style:justify-single-word="false"/>
      <style:text-properties officeooo:paragraph-rsid="00500cb9"/>
    </style:style>
    <style:style style:name="P166" style:family="paragraph" style:parent-style-name="Standard">
      <style:paragraph-properties fo:text-align="justify" style:justify-single-word="false"/>
      <style:text-properties officeooo:rsid="002bd328" officeooo:paragraph-rsid="002bd328"/>
    </style:style>
    <style:style style:name="P167" style:family="paragraph" style:parent-style-name="Standard">
      <style:paragraph-properties fo:text-align="justify" style:justify-single-word="false"/>
      <style:text-properties officeooo:rsid="002c3a78" officeooo:paragraph-rsid="002c3a78"/>
    </style:style>
    <style:style style:name="P168" style:family="paragraph" style:parent-style-name="Standard">
      <style:paragraph-properties fo:text-align="justify" style:justify-single-word="false"/>
      <style:text-properties officeooo:rsid="0032b77b" officeooo:paragraph-rsid="0032b77b"/>
    </style:style>
    <style:style style:name="P169" style:family="paragraph" style:parent-style-name="Standard">
      <style:paragraph-properties fo:text-align="justify" style:justify-single-word="false"/>
      <style:text-properties officeooo:rsid="00379f80" officeooo:paragraph-rsid="00379f80"/>
    </style:style>
    <style:style style:name="P170" style:family="paragraph" style:parent-style-name="Standard">
      <style:paragraph-properties fo:text-align="justify" style:justify-single-word="false"/>
      <style:text-properties officeooo:rsid="00473077" officeooo:paragraph-rsid="00473077"/>
    </style:style>
    <style:style style:name="P171" style:family="paragraph" style:parent-style-name="Standard">
      <style:paragraph-properties fo:text-align="justify" style:justify-single-word="false"/>
      <style:text-properties officeooo:rsid="00474928" officeooo:paragraph-rsid="00474928"/>
    </style:style>
    <style:style style:name="P172" style:family="paragraph" style:parent-style-name="Standard">
      <style:paragraph-properties fo:text-align="justify" style:justify-single-word="false"/>
      <style:text-properties officeooo:rsid="004e9fa7" officeooo:paragraph-rsid="004e9fa7"/>
    </style:style>
    <style:style style:name="P173" style:family="paragraph" style:parent-style-name="Standard">
      <style:paragraph-properties fo:text-align="justify" style:justify-single-word="false"/>
      <style:text-properties officeooo:rsid="0018f455" officeooo:paragraph-rsid="004f9c15"/>
    </style:style>
    <style:style style:name="T1" style:family="text">
      <style:text-properties officeooo:rsid="0018f45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f45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f455" style:font-weight-asian="bold" style:font-weight-complex="bold"/>
    </style:style>
    <style:style style:name="T7" style:family="text">
      <style:text-properties fo:font-weight="bold" officeooo:rsid="001aa71b" style:font-weight-asian="bold" style:font-weight-complex="bold"/>
    </style:style>
    <style:style style:name="T8" style:family="text">
      <style:text-properties fo:font-weight="bold" officeooo:rsid="001c65b4" style:font-weight-asian="bold" style:font-weight-complex="bold"/>
    </style:style>
    <style:style style:name="T9" style:family="text">
      <style:text-properties fo:font-weight="bold" officeooo:rsid="001d9299" style:font-weight-asian="bold" style:font-weight-complex="bold"/>
    </style:style>
    <style:style style:name="T10" style:family="text">
      <style:text-properties fo:font-weight="bold" officeooo:rsid="001f29c5" style:font-weight-asian="bold" style:font-weight-complex="bold"/>
    </style:style>
    <style:style style:name="T11" style:family="text">
      <style:text-properties fo:font-weight="bold" officeooo:rsid="00228694" style:font-weight-asian="bold" style:font-weight-complex="bold"/>
    </style:style>
    <style:style style:name="T12" style:family="text">
      <style:text-properties fo:font-weight="bold" officeooo:rsid="0023cf1b" style:font-weight-asian="bold" style:font-weight-complex="bold"/>
    </style:style>
    <style:style style:name="T13" style:family="text">
      <style:text-properties fo:font-weight="bold" officeooo:rsid="00293a52" style:font-weight-asian="bold" style:font-weight-complex="bold"/>
    </style:style>
    <style:style style:name="T14" style:family="text">
      <style:text-properties fo:font-weight="bold" officeooo:rsid="0027498b" style:font-weight-asian="bold" style:font-weight-complex="bold"/>
    </style:style>
    <style:style style:name="T15" style:family="text">
      <style:text-properties fo:font-weight="bold" officeooo:rsid="002b1f8b" style:font-weight-asian="bold" style:font-weight-complex="bold"/>
    </style:style>
    <style:style style:name="T16" style:family="text">
      <style:text-properties fo:font-weight="bold" officeooo:rsid="002bd328" style:font-weight-asian="bold" style:font-weight-complex="bold"/>
    </style:style>
    <style:style style:name="T17" style:family="text">
      <style:text-properties fo:font-weight="bold" officeooo:rsid="002c0f7a" style:font-weight-asian="bold" style:font-weight-complex="bold"/>
    </style:style>
    <style:style style:name="T18" style:family="text">
      <style:text-properties fo:font-weight="bold" officeooo:rsid="002c3a78" style:font-weight-asian="bold" style:font-weight-complex="bold"/>
    </style:style>
    <style:style style:name="T19" style:family="text">
      <style:text-properties fo:font-weight="bold" officeooo:rsid="002ddeef" style:font-weight-asian="bold" style:font-weight-complex="bold"/>
    </style:style>
    <style:style style:name="T20" style:family="text">
      <style:text-properties fo:font-weight="bold" officeooo:rsid="002fcd75" style:font-weight-asian="bold" style:font-weight-complex="bold"/>
    </style:style>
    <style:style style:name="T21" style:family="text">
      <style:text-properties fo:font-weight="bold" officeooo:rsid="0032b77b" style:font-weight-asian="bold" style:font-weight-complex="bold"/>
    </style:style>
    <style:style style:name="T22" style:family="text">
      <style:text-properties fo:font-weight="bold" officeooo:rsid="00379f80" style:font-weight-asian="bold" style:font-weight-complex="bold"/>
    </style:style>
    <style:style style:name="T23" style:family="text">
      <style:text-properties fo:font-weight="bold" officeooo:rsid="0039931d" style:font-weight-asian="bold" style:font-weight-complex="bold"/>
    </style:style>
    <style:style style:name="T24" style:family="text">
      <style:text-properties fo:font-weight="bold" officeooo:rsid="004210d5" style:font-weight-asian="bold" style:font-weight-complex="bold"/>
    </style:style>
    <style:style style:name="T25" style:family="text">
      <style:text-properties fo:font-weight="bold" officeooo:rsid="004e637a" style:font-weight-asian="bold" style:font-weight-complex="bold"/>
    </style:style>
    <style:style style:name="T26" style:family="text">
      <style:text-properties fo:font-weight="bold" officeooo:rsid="004e9fa7" style:font-weight-asian="bold" style:font-weight-complex="bold"/>
    </style:style>
    <style:style style:name="T27" style:family="text">
      <style:text-properties fo:font-weight="bold" officeooo:rsid="004f78ed" style:font-weight-asian="bold" style:font-weight-complex="bold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bold" officeooo:rsid="0018f455" style:font-weight-asian="bold" style:font-weight-complex="bold"/>
    </style:style>
    <style:style style:name="T30" style:family="text">
      <style:text-properties officeooo:rsid="00190a01"/>
    </style:style>
    <style:style style:name="T31" style:family="text">
      <style:text-properties officeooo:rsid="0019e659"/>
    </style:style>
    <style:style style:name="T32" style:family="text">
      <style:text-properties officeooo:rsid="001aa71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aa71b" style:font-weight-asian="normal" style:font-weight-complex="normal"/>
    </style:style>
    <style:style style:name="T35" style:family="text">
      <style:text-properties fo:font-weight="normal" officeooo:rsid="001f29c5" style:font-weight-asian="normal" style:font-weight-complex="normal"/>
    </style:style>
    <style:style style:name="T36" style:family="text">
      <style:text-properties fo:font-weight="normal" officeooo:rsid="0023cf1b" style:font-weight-asian="normal" style:font-weight-complex="normal"/>
    </style:style>
    <style:style style:name="T37" style:family="text">
      <style:text-properties fo:font-weight="normal" officeooo:rsid="0027498b" style:font-weight-asian="normal" style:font-weight-complex="normal"/>
    </style:style>
    <style:style style:name="T38" style:family="text">
      <style:text-properties fo:font-weight="normal" officeooo:rsid="00293a52" style:font-weight-asian="normal" style:font-weight-complex="normal"/>
    </style:style>
    <style:style style:name="T39" style:family="text">
      <style:text-properties fo:font-weight="normal" officeooo:rsid="002b1f8b" style:font-weight-asian="normal" style:font-weight-complex="normal"/>
    </style:style>
    <style:style style:name="T40" style:family="text">
      <style:text-properties fo:font-weight="normal" officeooo:rsid="002bd328" style:font-weight-asian="normal" style:font-weight-complex="normal"/>
    </style:style>
    <style:style style:name="T41" style:family="text">
      <style:text-properties fo:font-weight="normal" officeooo:rsid="002c0f7a" style:font-weight-asian="normal" style:font-weight-complex="normal"/>
    </style:style>
    <style:style style:name="T42" style:family="text">
      <style:text-properties fo:font-weight="normal" officeooo:rsid="002c3a78" style:font-weight-asian="normal" style:font-weight-complex="normal"/>
    </style:style>
    <style:style style:name="T43" style:family="text">
      <style:text-properties fo:font-weight="normal" officeooo:rsid="002fcd75" style:font-weight-asian="normal" style:font-weight-complex="normal"/>
    </style:style>
    <style:style style:name="T44" style:family="text">
      <style:text-properties fo:font-weight="normal" officeooo:rsid="0033738f" style:font-weight-asian="normal" style:font-weight-complex="normal"/>
    </style:style>
    <style:style style:name="T45" style:family="text">
      <style:text-properties fo:font-weight="normal" officeooo:rsid="00379f80" style:font-weight-asian="normal" style:font-weight-complex="normal"/>
    </style:style>
    <style:style style:name="T46" style:family="text">
      <style:text-properties fo:font-weight="normal" officeooo:rsid="004210d5" style:font-weight-asian="normal" style:font-weight-complex="normal"/>
    </style:style>
    <style:style style:name="T47" style:family="text">
      <style:text-properties fo:font-weight="normal" officeooo:rsid="00473077" style:font-weight-asian="normal" style:font-weight-complex="normal"/>
    </style:style>
    <style:style style:name="T48" style:family="text">
      <style:text-properties fo:font-weight="normal" officeooo:rsid="00474928" style:font-weight-asian="normal" style:font-weight-complex="normal"/>
    </style:style>
    <style:style style:name="T49" style:family="text">
      <style:text-properties fo:font-weight="normal" officeooo:rsid="0049ca01" style:font-weight-asian="normal" style:font-weight-complex="normal"/>
    </style:style>
    <style:style style:name="T50" style:family="text">
      <style:text-properties fo:font-weight="normal" officeooo:rsid="004adc85" style:font-weight-asian="normal" style:font-weight-complex="normal"/>
    </style:style>
    <style:style style:name="T51" style:family="text">
      <style:text-properties fo:font-weight="normal" officeooo:rsid="004e637a" style:font-weight-asian="normal" style:font-weight-complex="normal"/>
    </style:style>
    <style:style style:name="T52" style:family="text">
      <style:text-properties fo:font-weight="normal" officeooo:rsid="004f8aef" style:font-weight-asian="normal" style:font-weight-complex="normal"/>
    </style:style>
    <style:style style:name="T53" style:family="text">
      <style:text-properties fo:font-weight="normal" officeooo:rsid="004f78ed" style:font-weight-asian="normal" style:font-weight-complex="normal"/>
    </style:style>
    <style:style style:name="T54" style:family="text">
      <style:text-properties officeooo:rsid="001c65b4"/>
    </style:style>
    <style:style style:name="T55" style:family="text">
      <style:text-properties officeooo:rsid="001d9299"/>
    </style:style>
    <style:style style:name="T56" style:family="text">
      <style:text-properties officeooo:rsid="001e0a4d"/>
    </style:style>
    <style:style style:name="T57" style:family="text">
      <style:text-properties officeooo:rsid="001f29c5"/>
    </style:style>
    <style:style style:name="T58" style:family="text">
      <style:text-properties officeooo:rsid="0021196e"/>
    </style:style>
    <style:style style:name="T59" style:family="text">
      <style:text-properties officeooo:rsid="00228694"/>
    </style:style>
    <style:style style:name="T60" style:family="text">
      <style:text-properties officeooo:rsid="002497cc"/>
    </style:style>
    <style:style style:name="T61" style:family="text">
      <style:text-properties officeooo:rsid="00265918"/>
    </style:style>
    <style:style style:name="T62" style:family="text">
      <style:text-properties officeooo:rsid="0027498b"/>
    </style:style>
    <style:style style:name="T63" style:family="text">
      <style:text-properties officeooo:rsid="00293a52"/>
    </style:style>
    <style:style style:name="T64" style:family="text">
      <style:text-properties officeooo:rsid="002b1f8b"/>
    </style:style>
    <style:style style:name="T65" style:family="text">
      <style:text-properties officeooo:rsid="002bd328"/>
    </style:style>
    <style:style style:name="T66" style:family="text">
      <style:text-properties officeooo:rsid="002c0f7a"/>
    </style:style>
    <style:style style:name="T67" style:family="text">
      <style:text-properties officeooo:rsid="002c3a78"/>
    </style:style>
    <style:style style:name="T68" style:family="text">
      <style:text-properties fo:color="#000000" style:text-underline-style="solid" style:text-underline-width="auto" style:text-underline-color="font-color"/>
    </style:style>
    <style:style style:name="T69" style:family="text">
      <style:text-properties officeooo:rsid="002ddeef"/>
    </style:style>
    <style:style style:name="T70" style:family="text">
      <style:text-properties officeooo:rsid="002fcd75"/>
    </style:style>
    <style:style style:name="T71" style:family="text">
      <style:text-properties officeooo:rsid="0032b77b"/>
    </style:style>
    <style:style style:name="T72" style:family="text">
      <style:text-properties officeooo:rsid="0033738f"/>
    </style:style>
    <style:style style:name="T73" style:family="text">
      <style:text-properties officeooo:rsid="0034ebfc"/>
    </style:style>
    <style:style style:name="T74" style:family="text">
      <style:text-properties officeooo:rsid="00366d83"/>
    </style:style>
    <style:style style:name="T75" style:family="text">
      <style:text-properties officeooo:rsid="00379f80"/>
    </style:style>
    <style:style style:name="T76" style:family="text">
      <style:text-properties officeooo:rsid="0039931d"/>
    </style:style>
    <style:style style:name="T77" style:family="text">
      <style:text-properties officeooo:rsid="003e16d8"/>
    </style:style>
    <style:style style:name="T78" style:family="text">
      <style:text-properties officeooo:rsid="004210d5"/>
    </style:style>
    <style:style style:name="T79" style:family="text">
      <style:text-properties officeooo:rsid="00456c4c"/>
    </style:style>
    <style:style style:name="T80" style:family="text">
      <style:text-properties officeooo:rsid="00473077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473077" style:font-style-asian="italic" style:font-style-complex="italic"/>
    </style:style>
    <style:style style:name="T83" style:family="text">
      <style:text-properties fo:font-style="italic" officeooo:rsid="00474928" style:font-style-asian="italic" style:font-style-complex="italic"/>
    </style:style>
    <style:style style:name="T84" style:family="text">
      <style:text-properties fo:font-style="italic" officeooo:rsid="004c7148" style:font-style-asian="italic" style:font-style-complex="italic"/>
    </style:style>
    <style:style style:name="T85" style:family="text">
      <style:text-properties fo:font-style="italic" officeooo:rsid="004e9fa7" style:font-style-asian="italic" style:font-style-complex="italic"/>
    </style:style>
    <style:style style:name="T86" style:family="text">
      <style:text-properties fo:font-style="italic" officeooo:rsid="00500cb9" style:font-style-asian="italic" style:font-style-complex="italic"/>
    </style:style>
    <style:style style:name="T87" style:family="text">
      <style:text-properties fo:font-style="italic" officeooo:rsid="004210d5" style:font-style-asian="italic" style:font-style-complex="italic"/>
    </style:style>
    <style:style style:name="T88" style:family="text">
      <style:text-properties fo:font-style="italic" fo:font-weight="bold" officeooo:rsid="004c7148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4e9fa7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500cb9" style:font-style-asian="italic" style:font-weight-asian="bold" style:font-style-complex="italic" style:font-weight-complex="bold"/>
    </style:style>
    <style:style style:name="T91" style:family="text">
      <style:text-properties officeooo:rsid="00474928"/>
    </style:style>
    <style:style style:name="T92" style:family="text">
      <style:text-properties officeooo:rsid="0049ca01"/>
    </style:style>
    <style:style style:name="T93" style:family="text">
      <style:text-properties officeooo:rsid="004c7148"/>
    </style:style>
    <style:style style:name="T94" style:family="text">
      <style:text-properties officeooo:rsid="004e637a"/>
    </style:style>
    <style:style style:name="T95" style:family="text">
      <style:text-properties officeooo:rsid="004e9fa7"/>
    </style:style>
    <style:style style:name="T96" style:family="text">
      <style:text-properties officeooo:rsid="004f8aef"/>
    </style:style>
    <style:style style:name="T97" style:family="text">
      <style:text-properties officeooo:rsid="00500c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<text:span text:style-name="T1">RESUMO DA AULA DE LISTAS</text:span></text:p>
      <text:p text:style-name="P116"/>
      <text:p text:style-name="P173"><text:span text:style-name="T5">1. </text:span><text:span text:style-name="T7">Trabalhando com</text:span><text:span text:style-name="T5"> listas.</text:span></text:p>
      <text:p text:style-name="P111">a) Gerando uma lista. <text:span text:style-name="T67">=&gt; list</text:span></text:p>
      <text:p text:style-name="P72">b) Multiplicando uma lista.</text:p>
      <text:p text:style-name="P72"><text:span text:style-name="T71">c</text:span>) <text:span text:style-name="T71">Podemos colocar qualquer tipo de dados em</text:span> uma lista, <text:span text:style-name="T71">inclusive misturar dados.</text:span></text:p>
      <text:p text:style-name="P112">d) Listas aceitam repetições de valores.</text:p>
      <text:p text:style-name="P140"><text:span text:style-name="T32">1.1</text:span>. É possível checar se um valor está contido em uma lista.</text:p>
      <text:p text:style-name="P141">1.2. Usando o comando Dir em listas, via Python Console.</text:p>
      <text:p text:style-name="P143">1.3. Ordenação de lista =&gt; sort<text:span text:style-name="T55">()</text:span></text:p>
      <text:p text:style-name="P143">1.<text:span text:style-name="T55">4</text:span>. <text:span text:style-name="T55">Contar elementos de uma lista</text:span> =&gt; <text:span text:style-name="T55">count()</text:span></text:p>
      <text:p text:style-name="P143">1.<text:span text:style-name="T57">5</text:span>. <text:span text:style-name="T57">Adicionar</text:span><text:span text:style-name="T55"> elementos </text:span><text:span text:style-name="T57">em</text:span><text:span text:style-name="T55"> uma lista</text:span> =&gt; <text:span text:style-name="T57">append</text:span><text:span text:style-name="T55">() </text:span><text:span text:style-name="T59">e a função extend()</text:span></text:p>
      <text:p text:style-name="P146">1.6. Podemos adicionar um elemento em um lista informando a posição do indice. =&gt; insert</text:p>
      <text:p text:style-name="P115">1.7. Podemos <text:span text:style-name="T63">imprimir lista ao inverso. =&gt; reverse</text:span></text:p>
      <text:p text:style-name="P115">1.<text:span text:style-name="T64">8</text:span>. Podemos <text:span text:style-name="T64">copiar uma </text:span><text:span text:style-name="T63">lista. =&gt; </text:span><text:span text:style-name="T64">copy</text:span></text:p>
      <text:p text:style-name="P115">1.<text:span text:style-name="T64">9</text:span>. Podemos <text:span text:style-name="T64">consultar o tamanho de uma </text:span><text:span text:style-name="T63">lista. =&gt; </text:span><text:span text:style-name="T64">len</text:span></text:p>
      <text:p text:style-name="P115">1.<text:span text:style-name="T64">10</text:span>. Podemos <text:span text:style-name="T65">elementos</text:span><text:span text:style-name="T64"> de uma </text:span><text:span text:style-name="T63">lista. =&gt; </text:span><text:span text:style-name="T64">pop</text:span></text:p>
      <text:p text:style-name="P67"><text:span text:style-name="T64">a</text:span>) Removendo o último elemento. </text:p>
      <text:p text:style-name="P57"><text:span text:style-name="T65">b) Removendo pelo indice. </text:span></text:p>
      <text:p text:style-name="P143"><text:span text:style-name="T62">1.</text:span><text:span text:style-name="T64">1</text:span><text:span text:style-name="T66">1</text:span><text:span text:style-name="T62">. Podemos </text:span><text:span text:style-name="T66">limpar uma lista</text:span><text:span text:style-name="T63">. =&gt; </text:span><text:span text:style-name="T66">clear</text:span></text:p>
      <text:p text:style-name="P143"><text:span text:style-name="T62">1.</text:span><text:span text:style-name="T64">1</text:span><text:span text:style-name="T70">3</text:span><text:span text:style-name="T62">. </text:span><text:span text:style-name="T70">Convertendo</text:span><text:span text:style-name="T67"> uma lista </text:span><text:span text:style-name="T70">em uma string</text:span><text:span text:style-name="T63">. =&gt; </text:span><text:span text:style-name="T70">join</text:span></text:p>
      <text:p text:style-name="P143"><text:span text:style-name="T62">1.</text:span><text:span text:style-name="T64">1</text:span><text:span text:style-name="T71">4</text:span><text:span text:style-name="T62">. </text:span><text:span text:style-name="T71">Iterando sobre listas.</text:span></text:p>
      <text:p text:style-name="P81">a) Utilizando comando for</text:p>
      <text:p text:style-name="P81">b) Utilizando comando while</text:p>
      <text:p text:style-name="P143"><text:span text:style-name="T62">1.</text:span><text:span text:style-name="T64">1</text:span><text:span text:style-name="T75">5</text:span><text:span text:style-name="T62">. </text:span><text:span text:style-name="T75">Adicionando variáveis em uma lista.</text:span></text:p>
      <text:p text:style-name="P144"><text:span text:style-name="T62">1.</text:span><text:span text:style-name="T64">1</text:span><text:span text:style-name="T76">6</text:span><text:span text:style-name="T62">. </text:span><text:span text:style-name="T76">Acesso a elementos de forma indexada.</text:span></text:p>
      <text:p text:style-name="P88"><text:span text:style-name="T14">1.</text:span><text:span text:style-name="T15">1</text:span><text:span text:style-name="T5">7</text:span><text:span text:style-name="T14">. </text:span><text:span text:style-name="T5">Gerar indice em um for.</text:span></text:p>
      <text:p text:style-name="P165"><text:span text:style-name="T14">1.</text:span><text:span text:style-name="T15">1</text:span><text:span text:style-name="T24">8</text:span><text:span text:style-name="T14">. </text:span><text:span text:style-name="T24">Comandos diversos.</text:span></text:p>
      <text:p text:style-name="P63"><text:span text:style-name="T78">a) Encontar o indice de um elemento na lista.</text:span></text:p>
      <text:p text:style-name="P94">b) Podemos fazer busca dentro de um range, ou seja, qual indice começar a buscar.</text:p>
      <text:p text:style-name="P94"><text:span text:style-name="T80">c</text:span>) Podemos fazer busca dentro de um range, ou seja, qual indice começar a buscar <text:span text:style-name="T79">e fim</text:span>.</text:p>
      <text:p text:style-name="P136"><text:span text:style-name="T97">1.19</text:span>) Revisão de slicing.</text:p>
      <text:p text:style-name="P102"><text:span text:style-name="T86">i</text:span>) Trabalhando slice de lista com o parâmetro inicio.</text:p>
      <text:p text:style-name="P102"><text:span text:style-name="T81">ii</text:span>) Trabalhando slice de lista com o parâmetro fim.</text:p>
      <text:p text:style-name="P102"><text:span text:style-name="T81">ii</text:span><text:span text:style-name="T83">i</text:span>) Trabalhando slice de lista com o parâmetro <text:span text:style-name="T91">passo</text:span>.</text:p>
      <text:p text:style-name="P102"><text:span text:style-name="T87">i</text:span><text:span text:style-name="T84">v</text:span><text:span text:style-name="T78">) </text:span><text:span text:style-name="T93">Invertendo valores em uma lista</text:span><text:span text:style-name="T78">.</text:span></text:p>
      <text:p text:style-name="P102"><text:span text:style-name="T84">v</text:span>) <text:span text:style-name="T94">Soma, valor máximo, valor mínimo, tamanho de uma lista</text:span>.</text:p>
      <text:p text:style-name="P102"><text:span text:style-name="T84">v</text:span><text:span text:style-name="T85">i</text:span><text:span text:style-name="T94">) </text:span><text:span text:style-name="T95">Transformar uma lista em tupla.</text:span></text:p>
      <text:p text:style-name="P102"><text:span text:style-name="T84">v</text:span><text:span text:style-name="T85">ii</text:span><text:span text:style-name="T94">) </text:span><text:span text:style-name="T95">Desempacotamento de lista.</text:span></text:p>
      <text:p text:style-name="P102"><text:span text:style-name="T90">1.20.</text:span><text:span text:style-name="T25"> </text:span><text:span text:style-name="T27">Cópia de lista – Shallow Copy e Deep Copy.</text:span></text:p>
      <text:p text:style-name="P136">________________________________________________________________________________</text:p>
      <text:p text:style-name="P113">dir(lista5)</text:p>
      <text:p text:style-name="P113"/>
      <text:p text:style-name="P113">['__add__', '__class__', '__contains__', '__delattr__', '__delitem__', '__dir__', '__doc__', '__eq__', '__format__', '__ge__', '__getattribute__', '__getitem__', '__gt__', '__hash__', '__iadd__', '__imul__', '__init__', '__init_subclass__', '__iter__', '__le__', '__len__', '__lt__', '__mul__', '__ne__', '__new__', '__reduce__', '__reduce_ex__', '__repr__', '__reversed__', '__rmul__', '__setattr__', '__setitem__', '__sizeof__', '__str__', '__subclasshook__', 'append', 'clear', 'copy', 'count', 'extend', 'index', 'insert', 'pop', 'remove', 'reverse', 'sort']</text:p>
      <text:p text:style-name="P113">________________________________________________________________________________</text:p>
      <text:p text:style-name="P136"/>
      <text:p text:style-name="P136"/>
      <text:p text:style-name="P1"><text:soft-page-break/>As listas funcionam como vetores/matrizes (arrays) em outras linguagens, com a diferença de serem <text:span text:style-name="T3">DINAMICO </text:span>e também de podermos colocar <text:span text:style-name="T3">QUALQUER</text:span> tipo de dado.</text:p>
      <text:p text:style-name="P1"/>
      <text:p text:style-name="P1"><text:span text:style-name="T4">Observações</text:span><text:span text:style-name="T29">: </text:span><text:span text:style-name="T1">Na l</text:span>inguagem c <text:span text:style-name="T1">e em Java são chamadas de</text:span> Arrays <text:span text:style-name="T1">e</text:span> possuem tamanho e tipos de dados fixos.→ <text:span text:style-name="T1">Ou seja,→ se criado</text:span> um array int de tamanho 5 ele sempre será inteiro e poderá ter no máximo 5 valores.</text:p>
      <text:p text:style-name="P1"/>
      <text:p text:style-name="P1">Em Python <text:span text:style-name="T1">as listas são:</text:span></text:p>
      <text:p text:style-name="P1"><text:span text:style-name="T3">Dinamico</text:span><text:span text:style-name="T28">:</text:span> não possui tamanho fixo, <text:span text:style-name="T1">o que limita é a capacidade de </text:span>memória disponível <text:span text:style-name="T1">na</text:span> sua máquina <text:span text:style-name="T1">que vai rodar a aplicação.</text:span></text:p>
      <text:p text:style-name="P1"><text:span text:style-name="T3">Qualquer tipo de dado</text:span><text:span text:style-name="T28">:</text:span> <text:span text:style-name="T1">P</text:span>ode ser colocado qualquer tipo de dado em uma lista <text:span text:style-name="T1">e sempre será representado por [].</text:span></text:p>
      <text:p text:style-name="P1"/>
      <text:p text:style-name="P7">Exemplos de testes realizados no console Python</text:p>
      <text:p text:style-name="P1"/>
      <text:p text:style-name="P1">1. type("a") =&gt; class 'str'&gt;</text:p>
      <text:p text:style-name="P1">2. type(1) =&gt; class 'int'&gt;</text:p>
      <text:p text:style-name="P1">3. type(True) =&gt; class 'bool'&gt;</text:p>
      <text:p text:style-name="P1">4. type([]) =&gt; class 'list'&gt; obs. Mesmo que haja dados dentro a resposta será lista.</text:p>
      <text:p text:style-name="P1"/>
      <text:p text:style-name="P1"/>
      <text:p text:style-name="P2"><text:span text:style-name="T6">1. </text:span><text:span text:style-name="T7">Trabalhando com</text:span><text:span text:style-name="T6"> listas.</text:span></text:p>
      <text:p text:style-name="P1"/>
      <text:p text:style-name="P1">lista1 = [1, 99, 4, 27, 15, 22, 3, 1, 44, 42, 27] </text:p>
      <text:p text:style-name="P1"/>
      <text:p text:style-name="P1">lista2 = ['G', 'e', 'k', ' ', 'U', 'n', 'i', 'v', 'e', 'r', 's', 'i', 't', 'y']</text:p>
      <text:p text:style-name="P1"/>
      <text:p text:style-name="P1">lista3 = [] </text:p>
      <text:p text:style-name="P1"/>
      <text:p text:style-name="P121">a) Gerando uma lista. <text:span text:style-name="T67">=&gt; list</text:span></text:p>
      <text:p text:style-name="P2">lista4 = list(range(11)) =&gt; [0, 1, 2, 3, <text:span text:style-name="T31">4, 5, 6, 7, 8, 9, 1</text:span>0] </text:p>
      <text:p text:style-name="P8">obs. <text:span text:style-name="T1">esse comando pode ser utilizado para o</text:span> range gerar <text:span text:style-name="T1">uma lista com quantos elementos for necessário. Neste caso foi gerado uma lista com</text:span> 10 elementos.</text:p>
      <text:p text:style-name="P1"/>
      <text:p text:style-name="P1"><text:bookmark-start text:name="__DdeLink__11_4075678051"/>lista5 = list('Geek University')<text:bookmark-end text:name="__DdeLink__11_4075678051"/> =&gt; ['G', 'e', 'k', ' ', 'U', 'n', 'i', 'v', 'e', 'r', 's', 'i', 't', 'y']</text:p>
      <text:p text:style-name="P151">Obs: <text:span text:style-name="T30">neste caso foi passado um nome e foi transformado em lista, que por sinal é idêntica a lista 2.</text:span></text:p>
      <text:p text:style-name="P122">b) Multiplicando uma lista.</text:p>
      <text:p text:style-name="P167">Lista1 = [1, 2, 3]</text:p>
      <text:p text:style-name="P167">lista1 * 3</text:p>
      <text:p text:style-name="P167">print(lista1)</text:p>
      <text:p text:style-name="P167">[<text:span text:style-name="T68">1, 2, 3</text:span>, <text:span text:style-name="T2">1, 2, 3</text:span>, <text:span text:style-name="T2">1, 2, 3</text:span>]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23"><text:soft-page-break/><text:span text:style-name="T71">c</text:span>) <text:span text:style-name="T71">Podemos colocar qualquer tipo de dados em</text:span> uma lista, <text:span text:style-name="T71">inclusive misturar dados.</text:span></text:p>
      <text:p text:style-name="P167"/>
      <text:p text:style-name="P168">Lista1 = [1, 2.34, True, ‘Geek’, ‘d’, [1, 2, 3], 45236894587]</text:p>
      <text:p text:style-name="P168"/>
      <text:p text:style-name="P128">d) Listas aceitam repetições de valores.</text:p>
      <text:p text:style-name="P128"><text:span text:style-name="T33">Lista = []</text:span></text:p>
      <text:p text:style-name="P128"><text:span text:style-name="T33">lista.append(42)</text:span></text:p>
      <text:p text:style-name="P128"><text:span text:style-name="T33">lista.append(42)</text:span></text:p>
      <text:p text:style-name="P128"><text:span text:style-name="T33">lista.append(33)</text:span></text:p>
      <text:p text:style-name="P128"><text:span text:style-name="T33">lista.append(33)</text:span></text:p>
      <text:p text:style-name="P128"><text:span text:style-name="T33">lista.append(42)</text:span></text:p>
      <text:p text:style-name="P128"><text:span text:style-name="T33"/></text:p>
      <text:p text:style-name="P128"><text:span text:style-name="T33">print(lista)</text:span></text:p>
      <text:p text:style-name="P128"><text:span text:style-name="T33">[42, 42, 33, 33, 42]</text:span></text:p>
      <text:p text:style-name="P167"/>
      <text:p text:style-name="P9"><text:span text:style-name="T32">1.1</text:span>. É possível checar se um valor está contido em uma lista.</text:p>
      <text:p text:style-name="P19"/>
      <text:p text:style-name="P9">Exemlo <text:span text:style-name="T32">1:</text:span><text:span text:style-name="T34"> Busca direta sem definir variável.</text:span></text:p>
      <text:p text:style-name="P19"/>
      <text:p text:style-name="P24">lista4 = list(range(11)) </text:p>
      <text:p text:style-name="P19"/>
      <text:p text:style-name="P19">if 8 in lista4:</text:p>
      <text:p text:style-name="P19"><text:s text:c="4"/>print(‘Encontrei o número 8’)</text:p>
      <text:p text:style-name="P19">Else:</text:p>
      <text:p text:style-name="P19"><text:s text:c="4"/>print(‘Não encontrei o número 8’)</text:p>
      <text:p text:style-name="P19"/>
      <text:p text:style-name="P19">Observações: Estaou perguntando se o 8 está dentro da lista4.</text:p>
      <text:p text:style-name="P10">Exemlo <text:span text:style-name="T32">2:</text:span><text:span text:style-name="T34"> Com variável definida para fazer a busca.</text:span></text:p>
      <text:p text:style-name="P20"/>
      <text:p text:style-name="P23">lista4 = list(range(11)) </text:p>
      <text:p text:style-name="P20"/>
      <text:p text:style-name="P22">num = 18</text:p>
      <text:p text:style-name="P22"/>
      <text:p text:style-name="P20">if <text:span text:style-name="T32">num</text:span> in lista4:</text:p>
      <text:p text:style-name="P20"><text:s text:c="4"/>print(<text:span text:style-name="T32">f</text:span>‘Encontrei o número <text:span text:style-name="T32">{num}.</text:span>’)</text:p>
      <text:p text:style-name="P20">Else:</text:p>
      <text:p text:style-name="P20"><text:s text:c="4"/>print(<text:span text:style-name="T32">f</text:span>‘Não encontrei o número <text:span text:style-name="T32">{num}</text:span>’)</text:p>
      <text:p text:style-name="P20"/>
      <text:p text:style-name="P20">Observações: Estaou perguntando se o <text:span text:style-name="T32">1</text:span>8 está dentro da lista4.</text:p>
      <text:p text:style-name="P20"/>
      <text:p text:style-name="P10">Exemlo <text:span text:style-name="T32">3:</text:span><text:span text:style-name="T34"> Encontrar uma letra dentro da lista.</text:span></text:p>
      <text:p text:style-name="P20"/>
      <text:p text:style-name="P23">lista5 = list('Geek University') </text:p>
      <text:p text:style-name="P20"/>
      <text:p text:style-name="P20">if ‘<text:span text:style-name="T32">e’</text:span> in lista<text:span text:style-name="T32">5</text:span>:</text:p>
      <text:p text:style-name="P3"><text:span text:style-name="T31"><text:s text:c="4"/>print(‘Encontrei </text:span><text:span text:style-name="T32">a letra e’</text:span><text:span text:style-name="T31">)</text:span></text:p>
      <text:p text:style-name="P20">Else:</text:p>
      <text:p text:style-name="P3"><text:span text:style-name="T31"><text:s text:c="4"/>print(‘Não encontrei </text:span><text:span text:style-name="T32">a letra e</text:span><text:span text:style-name="T31">’)</text:span></text:p>
      <text:p text:style-name="P20"/>
      <text:p text:style-name="P20">Observações: Estaou perguntando se o 8 está dentro da lista4.</text:p>
      <text:p text:style-name="P20"/>
      <text:p text:style-name="P11"/>
      <text:p text:style-name="P11"><text:soft-page-break/>1.2. Usando o comando Dir em listas, via Python Console.</text:p>
      <text:p text:style-name="P28">O comando dir vai listar todos os <text:span text:style-name="T54">métodos ou propriedades que podemos utilizar com este tipo de dados. Neste caso, o tipo de dado é uma lista.</text:span></text:p>
      <text:p text:style-name="P28"/>
      <text:p text:style-name="P23">lista5 = list('Geek University') </text:p>
      <text:p text:style-name="P23"/>
      <text:p text:style-name="P28">dir(lista5)</text:p>
      <text:p text:style-name="P29"/>
      <text:p text:style-name="P29">['__add__', '__class__', '__contains__', '__delattr__', '__delitem__', '__dir__', '__doc__', '__eq__', '__format__', '__ge__', '__getattribute__', '__getitem__', '__gt__', '__hash__', '__iadd__', '__imul__', '__init__', '__init_subclass__', '__iter__', '__le__', '__len__', '__lt__', '__mul__', '__ne__', '__new__', '__reduce__', '__reduce_ex__', '__repr__', '__reversed__', '__rmul__', '__setattr__', '__setitem__', '__sizeof__', '__str__', '__subclasshook__', 'append', 'clear', 'copy', 'count', 'extend', 'index', 'insert', 'pop', 'remove', 'reverse', 'sort']</text:p>
      <text:p text:style-name="P29"/>
      <text:p text:style-name="P12">1.3. Ordenação de lista =&gt; sort<text:span text:style-name="T55">()</text:span></text:p>
      <text:p text:style-name="P30">O Método ‘sort’ permite fazer a ordenação de uma lista.</text:p>
      <text:p text:style-name="P30"/>
      <text:p text:style-name="P12">Exemplo <text:span text:style-name="T55">1</text:span>:</text:p>
      <text:p text:style-name="P30"/>
      <text:p text:style-name="P30">lista1 = [1, 99, 4, 27, 15, 22, 3, 1, 44, 42, 27] </text:p>
      <text:p text:style-name="P30"/>
      <text:p text:style-name="P30">lista1.sort()</text:p>
      <text:p text:style-name="P30"/>
      <text:p text:style-name="P30">print(lista1)</text:p>
      <text:p text:style-name="P30"/>
      <text:p text:style-name="P30">[1, 1, 3, 4, 15, 22, 27, 27, 42, 44, 99]</text:p>
      <text:p text:style-name="P30"/>
      <text:p text:style-name="P13">Exemplo <text:span text:style-name="T55">2</text:span>:</text:p>
      <text:p text:style-name="P31"/>
      <text:p text:style-name="P25"><text:span text:style-name="T55">&gt;&gt;&gt;&gt;</text:span><text:bookmark-start text:name="__DdeLink__13_4075678051"/>lista5 = list('Geek University') <text:bookmark-end text:name="__DdeLink__13_4075678051"/></text:p>
      <text:p text:style-name="P25"/>
      <text:p text:style-name="P38">&gt;&gt;&gt;&gt;lista5</text:p>
      <text:p text:style-name="P31"/>
      <text:p text:style-name="P31"><text:span text:style-name="T55">&gt;&gt;&gt;&gt;</text:span>lista<text:span text:style-name="T55">5</text:span>.sort()</text:p>
      <text:p text:style-name="P31"/>
      <text:p text:style-name="P38">&gt;&gt;&gt;&gt;lista5 <text:s/>(obs. no paycharme digitar print(lista5) mas no Python Console só lista5)</text:p>
      <text:p text:style-name="P38"/>
      <text:p text:style-name="P38">[' ', 'G', 'U', 'e', 'e', 'e', 'i', 'i', 'k', 'n', 'r', 's', 't', 'v', 'y']</text:p>
      <text:p text:style-name="P38"/>
      <text:p text:style-name="P4"><text:span text:style-name="T8">1.</text:span><text:span text:style-name="T9">4</text:span><text:span text:style-name="T8">. </text:span><text:span text:style-name="T9">Contar elementos de uma lista</text:span><text:span text:style-name="T8"> =&gt; </text:span><text:span text:style-name="T9">count()</text:span></text:p>
      <text:p text:style-name="P31">O Método <text:span text:style-name="T55">count() </text:span>permite <text:span text:style-name="T55">contar quantos elementos temos dentro de uma lista.</text:span></text:p>
      <text:p text:style-name="P38"/>
      <text:p text:style-name="P14">Exemplo <text:span text:style-name="T55">1</text:span>:</text:p>
      <text:p text:style-name="P14"/>
      <text:p text:style-name="P32">lista1 = [1, 99, 4, 27, 15, 22, 3, 1, 44, 42, 27] </text:p>
      <text:p text:style-name="P32"/>
      <text:p text:style-name="P39">print(lista1.count(1))</text:p>
      <text:p text:style-name="P39"/>
      <text:p text:style-name="P39">Vai retornar 2, que refere-se a quantidade de números 1 que há dentro da lista.</text:p>
      <text:p text:style-name="P39"/>
      <text:p text:style-name="P14"/>
      <text:p text:style-name="P14"><text:soft-page-break/>Exemplo <text:span text:style-name="T56">2</text:span>:</text:p>
      <text:p text:style-name="P14"/>
      <text:p text:style-name="P26">lista5 = list('Geek University') </text:p>
      <text:p text:style-name="P26"/>
      <text:p text:style-name="P39">print(lista5.count(‘e’))</text:p>
      <text:p text:style-name="P39"/>
      <text:p text:style-name="P39">Vai retornar 3, que refere-se a quantidade de letras ‘e’ que há dentro da lista.</text:p>
      <text:p text:style-name="P31"/>
      <text:p text:style-name="P31"/>
      <text:p text:style-name="P5"><text:span text:style-name="T8">1.</text:span><text:span text:style-name="T10">5</text:span><text:span text:style-name="T8">. </text:span><text:span text:style-name="T10">Adicionar</text:span><text:span text:style-name="T9"> elementos </text:span><text:span text:style-name="T10">em</text:span><text:span text:style-name="T9"> uma lista</text:span><text:span text:style-name="T8"> =&gt; </text:span><text:span text:style-name="T10">append</text:span><text:span text:style-name="T9">() </text:span><text:span text:style-name="T11">e a função extend()</text:span></text:p>
      <text:p text:style-name="P41"><text:span text:style-name="T59">a) O append() </text:span>permite adicionar um único elemento por vez. <text:span text:style-name="T59">Inclusive esse elemento pode uma lista</text:span> lista dentro de uma lista.</text:p>
      <text:p text:style-name="P40"/>
      <text:p text:style-name="P15">Exemplo <text:span text:style-name="T55">1</text:span>: <text:span text:style-name="T36">Adicioando elemento individualmente.</text:span></text:p>
      <text:p text:style-name="P15"/>
      <text:p text:style-name="P33">lista1 = [1, 1, 3, 4, 15, 22, 27, 27, 42, 44, 99]</text:p>
      <text:p text:style-name="P33"/>
      <text:p text:style-name="P40">lista1.append(42)</text:p>
      <text:p text:style-name="P40"/>
      <text:p text:style-name="P40"/>
      <text:p text:style-name="P33">lista1 = [1, 1, 3, 4, 15, 22, 27, 27, 42, 44, 99, <text:span text:style-name="T57">42</text:span>]</text:p>
      <text:p text:style-name="P33"/>
      <text:p text:style-name="P40">Observações: Foi mantido o 42 que já tinha e acrescentado outro 42 no final da lista.</text:p>
      <text:p text:style-name="P40"/>
      <text:p text:style-name="P6"><text:span text:style-name="T8">Exemplo </text:span><text:span text:style-name="T12">2</text:span><text:span text:style-name="T8">: </text:span><text:span text:style-name="T36">Adicioando uma lista na lista.</text:span></text:p>
      <text:p text:style-name="P40"/>
      <text:p text:style-name="P40">Lista1.append([8, 3, 11]</text:p>
      <text:p text:style-name="P33">lista1 = [1, 1, 3, 4, 15, 22, 27, 27, 42, 44, 99, <text:span text:style-name="T57">42, [8, 3, 11]</text:span>]</text:p>
      <text:p text:style-name="P33"/>
      <text:p text:style-name="P16">Observações: <text:span text:style-name="T33">É possível fazer uma busca de lista dentro de lista.</text:span></text:p>
      <text:p text:style-name="P46"/>
      <text:p text:style-name="P16">Exemplo1:</text:p>
      <text:p text:style-name="P46"/>
      <text:p text:style-name="P34">lista1 = [1, 1, 3, 4, 15, 22, 27, 27, 42, 44, 99, <text:span text:style-name="T57">42, [8, 3, 11]</text:span>]</text:p>
      <text:p text:style-name="P34"/>
      <text:p text:style-name="P21">if <text:span text:style-name="T35">[8, 3, 11] </text:span>in lista<text:span text:style-name="T58">1</text:span>:</text:p>
      <text:p text:style-name="P21"><text:s text:c="4"/>print(‘Encontrei <text:span text:style-name="T58">a lista</text:span>’)</text:p>
      <text:p text:style-name="P21">Else:</text:p>
      <text:p text:style-name="P27"><text:s text:c="4"/>print(‘Não encontrei <text:span text:style-name="T58">a lista</text:span>’)</text:p>
      <text:p text:style-name="P27"/>
      <text:p text:style-name="P27"/>
      <text:p text:style-name="P42">b) O extend() vai ignorar a lista existente e adicionar os elemntos individualmente dentro da lista indicada. </text:p>
      <text:p text:style-name="P42"/>
      <text:p text:style-name="P17">Exemplo1: <text:span text:style-name="T36">Adicionando a lista como elementos em outra lista.</text:span></text:p>
      <text:p text:style-name="P42"/>
      <text:p text:style-name="P35">lista1 = [1, 1, 3, 4, 15, 22, 27, 27, 42, 44, 99, <text:span text:style-name="T57">42, [8, 3, 11]</text:span>]</text:p>
      <text:p text:style-name="P35"/>
      <text:p text:style-name="P42">lista1.extend([123, 44, 67])</text:p>
      <text:p text:style-name="P42">print(lista1)</text:p>
      <text:p text:style-name="P42"/>
      <text:p text:style-name="P35">lista1 = [1, 1, 3, 4, 15, 22, 27, 27, 42, 44, 99, <text:span text:style-name="T57">42, [8, 3, 11], </text:span><text:span text:style-name="T59">123, 44, 67</text:span>]</text:p>
      <text:p text:style-name="P42"><text:soft-page-break/></text:p>
      <text:p text:style-name="P43"><text:span text:style-name="T5">Observações</text:span><text:span text:style-name="T13">1</text:span><text:span text:style-name="T5">: </text:span>O extend() não aceita valores únicos, apenas iteráveis.</text:p>
      <text:p text:style-name="P43">Eu posso adicionar uma lista ou uma string dentro de uma lista e vai reconhcer cada letra como um elemento dentro da nova lista.</text:p>
      <text:p text:style-name="P43"/>
      <text:p text:style-name="P43">Exemplo 1:</text:p>
      <text:p text:style-name="P43"/>
      <text:p text:style-name="P36">lista1 = [1, 1, 3, 4, 15, 22, 27, 27, 42, 44, 99]</text:p>
      <text:p text:style-name="P36"/>
      <text:p text:style-name="P43">lista1.extend(‘Geek’)</text:p>
      <text:p text:style-name="P43">print(lista1)</text:p>
      <text:p text:style-name="P36">lista1 = [1, 1, 3, 4, 15, 22, 27, 27, 42, 44, 99, ‘<text:span text:style-name="T60">G’, ‘e’, ‘e’, ‘k’</text:span>]</text:p>
      <text:p text:style-name="P36"/>
      <text:p text:style-name="P117">Observações2: <text:span text:style-name="T33">Também é possível juntar duas listas através da soma.</text:span></text:p>
      <text:p text:style-name="P117"><text:span text:style-name="T33"/></text:p>
      <text:p text:style-name="P50">Lista1 = [1, 2, 3, 4, 5]</text:p>
      <text:p text:style-name="P148"><text:span text:style-name="T37">Lista2 = [</text:span><text:span text:style-name="T38">a</text:span><text:span text:style-name="T37">, </text:span><text:span text:style-name="T38">b</text:span><text:span text:style-name="T37">, </text:span><text:span text:style-name="T38">c</text:span><text:span text:style-name="T37">, </text:span><text:span text:style-name="T38">d</text:span><text:span text:style-name="T37">, </text:span><text:span text:style-name="T38">e</text:span><text:span text:style-name="T37">]</text:span></text:p>
      <text:p text:style-name="P50"/>
      <text:p text:style-name="P50">lista3 = lista1 + lista2</text:p>
      <text:p text:style-name="P50"/>
      <text:p text:style-name="P50">print(lista3)</text:p>
      <text:p text:style-name="P50"/>
      <text:p text:style-name="P50">[1, 2, 3, 4, 5, <text:span text:style-name="T63">a</text:span>, <text:span text:style-name="T63">b</text:span>, <text:span text:style-name="T63">c</text:span>, <text:span text:style-name="T63">d</text:span>, <text:span text:style-name="T63">e</text:span>]</text:p>
      <text:p text:style-name="P50"/>
      <text:p text:style-name="P50">Observações: O extend faz o mesmo que a soma. Ainda, neste caso, se não for preciso em razão do algorítimo, posso simplesmente informar que a lista1 vai receber lista1 + lista2 sem a necessidade de criar nova lista.</text:p>
      <text:p text:style-name="P50"/>
      <text:p text:style-name="P50">Lista1 = lista1 + lista2</text:p>
      <text:p text:style-name="P50"/>
      <text:p text:style-name="P50">print(lista<text:span text:style-name="T63">1</text:span>)</text:p>
      <text:p text:style-name="P50"/>
      <text:p text:style-name="P50">[1, 2, 3, 4, 5, <text:span text:style-name="T63">a</text:span>, <text:span text:style-name="T63">b</text:span>, <text:span text:style-name="T63">c</text:span>, <text:span text:style-name="T63">d</text:span>, <text:span text:style-name="T63">e</text:span>]</text:p>
      <text:p text:style-name="P36"/>
      <text:p text:style-name="P18">1.6. Podemos adicionar um elemento em um lista informando a posição do indice. =&gt; insert</text:p>
      <text:p text:style-name="P44">O append() ou o extend() adiciona o elemento no final da lista, mas é possível indicar a posição do indice onde se deseja adicionar o elemento utilizando a função insert().</text:p>
      <text:p text:style-name="P44"/>
      <text:p text:style-name="P37">lista1 = [1, 99, 4, 27, 15, 22, 3, 1, 44, 42, 27] </text:p>
      <text:p text:style-name="P44">lista1.insert(2, ‘Novo Valor’)</text:p>
      <text:p text:style-name="P44">print(lista1)</text:p>
      <text:p text:style-name="P37">lista1 = [1, 99, ‘<text:span text:style-name="T61">Novo Valor’, </text:span>4, 27, 15, 22, 3, 1, 44, 42, 27] </text:p>
      <text:p text:style-name="P37"/>
      <text:p text:style-name="P44">Observações: Não foi feita a substituição, apenas foi inserido na posição 2 e o 4 agora assumiu a posição 03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4"><text:soft-page-break/>1.7. Podemos <text:span text:style-name="T63">imprimir lista ao inverso. =&gt; reverse</text:span></text:p>
      <text:p text:style-name="P49"/>
      <text:p text:style-name="P58">A função reverse permite você inverter a impressão de uma lista.</text:p>
      <text:p text:style-name="P58"/>
      <text:p text:style-name="P50">Lista1 = [1, 2, 3, 4, 5]</text:p>
      <text:p text:style-name="P58"/>
      <text:p text:style-name="P58">Lista1.reverse()</text:p>
      <text:p text:style-name="P49"/>
      <text:p text:style-name="P58">[5, 4, 3, 2, 1]</text:p>
      <text:p text:style-name="P58"/>
      <text:p text:style-name="P58">Observações: Se você utilizar o comando de <text:span text:style-name="T5">slice</text:span> que foi usado em string também funciona.</text:p>
      <text:p text:style-name="P58"/>
      <text:p text:style-name="P50">Lista1 = [1, 2, 3, 4, 5]</text:p>
      <text:p text:style-name="P58"/>
      <text:p text:style-name="P58">Lista1.[::-1]</text:p>
      <text:p text:style-name="P50"/>
      <text:p text:style-name="P58">[5, 4, 3, 2, 1]</text:p>
      <text:p text:style-name="P58"/>
      <text:p text:style-name="P149"><text:span text:style-name="T14">1.</text:span><text:span text:style-name="T15">8</text:span><text:span text:style-name="T14">. Podemos </text:span><text:span text:style-name="T15">copiar uma </text:span><text:span text:style-name="T13">lista. =&gt; </text:span><text:span text:style-name="T15">copy</text:span></text:p>
      <text:p text:style-name="P51">Lista1 = [1, 2, 3, 4, 5]</text:p>
      <text:p text:style-name="P59"><text:span text:style-name="T62">Lista2 = [</text:span><text:span text:style-name="T63">a</text:span><text:span text:style-name="T62">, </text:span><text:span text:style-name="T63">b</text:span><text:span text:style-name="T62">, </text:span><text:span text:style-name="T63">c</text:span><text:span text:style-name="T62">, </text:span><text:span text:style-name="T63">d</text:span><text:span text:style-name="T62">, </text:span><text:span text:style-name="T63">e</text:span><text:span text:style-name="T62">]</text:span></text:p>
      <text:p text:style-name="P59"/>
      <text:p text:style-name="P64">lista3 = lista2.copy()</text:p>
      <text:p text:style-name="P64"/>
      <text:p text:style-name="P64"><text:span text:style-name="T62">Lista</text:span>3<text:span text:style-name="T62"> = [</text:span><text:span text:style-name="T63">a</text:span><text:span text:style-name="T62">, </text:span><text:span text:style-name="T63">b</text:span><text:span text:style-name="T62">, </text:span><text:span text:style-name="T63">c</text:span><text:span text:style-name="T62">, </text:span><text:span text:style-name="T63">d</text:span><text:span text:style-name="T62">, </text:span><text:span text:style-name="T63">e</text:span><text:span text:style-name="T62">]</text:span></text:p>
      <text:p text:style-name="P64"/>
      <text:p text:style-name="P64"/>
      <text:p text:style-name="P64"/>
      <text:p text:style-name="P149"><text:span text:style-name="T14">1.</text:span><text:span text:style-name="T15">9</text:span><text:span text:style-name="T14">. Podemos </text:span><text:span text:style-name="T15">consultar o tamanho de uma </text:span><text:span text:style-name="T13">lista. =&gt; </text:span><text:span text:style-name="T15">len</text:span></text:p>
      <text:p text:style-name="P149"><text:span text:style-name="T39">A função len() conta quantos elementos temos dentro de uma lista.</text:span></text:p>
      <text:p text:style-name="P59"/>
      <text:p text:style-name="P59"><text:span text:style-name="T62">Lista2 = [</text:span><text:span text:style-name="T63">a</text:span><text:span text:style-name="T62">, </text:span><text:span text:style-name="T63">b</text:span><text:span text:style-name="T62">, </text:span><text:span text:style-name="T63">c</text:span><text:span text:style-name="T62">, </text:span><text:span text:style-name="T63">d</text:span><text:span text:style-name="T62">, </text:span><text:span text:style-name="T63">e</text:span><text:span text:style-name="T62">]</text:span></text:p>
      <text:p text:style-name="P59"><text:span text:style-name="T64">print(len(lista2))</text:span></text:p>
      <text:p text:style-name="P64"/>
      <text:p text:style-name="P64">5</text:p>
      <text:p text:style-name="P64"/>
      <text:p text:style-name="P149"><text:span text:style-name="T14">1.</text:span><text:span text:style-name="T15">10</text:span><text:span text:style-name="T14">. Podemos </text:span><text:span text:style-name="T16">elementos</text:span><text:span text:style-name="T15"> de uma </text:span><text:span text:style-name="T13">lista. =&gt; </text:span><text:span text:style-name="T15">pop</text:span></text:p>
      <text:p text:style-name="P149"><text:span text:style-name="T39">A função pop() permite remover o </text:span><text:span text:style-name="T40">último </text:span><text:span text:style-name="T39">elemento de um lista </text:span><text:span text:style-name="T40">ou remover elemento pelo indice.</text:span></text:p>
      <text:p text:style-name="P149"><text:span text:style-name="T39"/></text:p>
      <text:p text:style-name="P118"><text:span text:style-name="T64">a</text:span>) Removendo o último elemento. </text:p>
      <text:p text:style-name="P166"><text:span text:style-name="T33">Neste caso utilizo a função pop()</text:span></text:p>
      <text:p text:style-name="P52"><text:span text:style-name="T64">Lista1 = [1, 2, 3, 4, 5]</text:span></text:p>
      <text:p text:style-name="P65"><text:span text:style-name="T64">l</text:span>ista1.pop()</text:p>
      <text:p text:style-name="P65">print(lista1)</text:p>
      <text:p text:style-name="P52"><text:span text:style-name="T64">Lista1 = [1, 2, 3, 4]</text:span></text:p>
      <text:p text:style-name="P52"/>
      <text:p text:style-name="P65">Observações: O pop() além de remover também retorna o último elemento que foi removido. Se for no console python e digitar:</text:p>
      <text:p text:style-name="P65">&gt;&gt;&gt;<text:span text:style-name="T64">Lista1 = [1, 2, 3, 4, 5]</text:span></text:p>
      <text:p text:style-name="P65">&gt;&gt;&gt;lista1.pop()</text:p>
      <text:p text:style-name="P65">5 <text:s/>=&gt; retornou o 5</text:p>
      <text:p text:style-name="P65">&gt;&gt;&gt;<text:span text:style-name="T64">Lista1 = [1, 2, 3, 4] </text:span>=&gt; mostrou sem o 5</text:p>
      <text:p text:style-name="P65"><text:soft-page-break/></text:p>
      <text:p text:style-name="P119"><text:span text:style-name="T65">b) Removendo pelo indice. </text:span></text:p>
      <text:p text:style-name="P65">Neste caso utilizo a função pop e acrescento dentro do parêntese o número do indice que quero remover <text:span text:style-name="T66">e após remover os elementos da direita são deslocados para a esquerda. Se não tiver elemento no indice informado voltará uma respostas IndexError.</text:span></text:p>
      <text:p text:style-name="P65"/>
      <text:p text:style-name="P52"><text:span text:style-name="T64">Lista1 = [1, 2, 3, 4, 5]</text:span></text:p>
      <text:p text:style-name="P65"><text:span text:style-name="T64">l</text:span>ista1.pop(<text:span text:style-name="T66">2</text:span>)</text:p>
      <text:p text:style-name="P65">print(lista1)</text:p>
      <text:p text:style-name="P52"><text:span text:style-name="T64">Lista1 = [1, 2, 4, </text:span><text:span text:style-name="T66">5</text:span><text:span text:style-name="T64">]</text:span></text:p>
      <text:p text:style-name="P52"/>
      <text:p text:style-name="P150"><text:span text:style-name="T14">1.</text:span><text:span text:style-name="T15">1</text:span><text:span text:style-name="T17">1</text:span><text:span text:style-name="T14">. Podemos </text:span><text:span text:style-name="T17">limpar uma lista</text:span><text:span text:style-name="T13">. =&gt; </text:span><text:span text:style-name="T17">clear</text:span></text:p>
      <text:p text:style-name="P150"><text:span text:style-name="T39">A função </text:span><text:span text:style-name="T41">clear</text:span><text:span text:style-name="T39">() permite remover </text:span><text:span text:style-name="T41">todos os </text:span><text:span text:style-name="T39">elemento de um</text:span><text:span text:style-name="T41">a</text:span><text:span text:style-name="T39"> lista, </text:span><text:span text:style-name="T41">ou seja, limpar a lista</text:span><text:span text:style-name="T40">.</text:span></text:p>
      <text:p text:style-name="P150"><text:span text:style-name="T40"/></text:p>
      <text:p text:style-name="P53"><text:span text:style-name="T64">Lista1 = [1, 2, 3, 4, 5]</text:span></text:p>
      <text:p text:style-name="P150"><text:span text:style-name="T39">l</text:span><text:span text:style-name="T40">ista1.</text:span><text:span text:style-name="T41">clear()</text:span></text:p>
      <text:p text:style-name="P66">print(lista1)</text:p>
      <text:p text:style-name="P53"><text:span text:style-name="T64">Lista1 = []</text:span></text:p>
      <text:p text:style-name="P53"/>
      <text:p text:style-name="P152"><text:span text:style-name="T14">1.</text:span><text:span text:style-name="T15">1</text:span><text:span text:style-name="T18">2</text:span><text:span text:style-name="T14">. Podemos </text:span><text:span text:style-name="T18">converter </text:span><text:span text:style-name="T17">uma </text:span><text:span text:style-name="T18">string para uma lista</text:span><text:span text:style-name="T13">. =&gt; </text:span><text:span text:style-name="T18">split</text:span></text:p>
      <text:p text:style-name="P68">O comando split() permite converter uma string em lista e vai separar os elementos conforme os espaços existentes entre as palavras. </text:p>
      <text:p text:style-name="P73">È possível especificar o separadar do split. Basta indicar dentro do parêntese qual é o separador.</text:p>
      <text:p text:style-name="P68"/>
      <text:p text:style-name="P122">Exemplo1. <text:span text:style-name="T69">Separador normal pelo espaço.</text:span></text:p>
      <text:p text:style-name="P68"/>
      <text:p text:style-name="P68">Curso = ‘Programação em Python: Essencial’</text:p>
      <text:p text:style-name="P68">print(curso)</text:p>
      <text:p text:style-name="P68">Programação em Python: Essencial</text:p>
      <text:p text:style-name="P68"/>
      <text:p text:style-name="P68">curso = curso.split()</text:p>
      <text:p text:style-name="P68">[‘Programação’, ‘em’, ‘Python:’, ‘Essencial’]</text:p>
      <text:p text:style-name="P68"/>
      <text:p text:style-name="P153"><text:span text:style-name="T18">Exemplo1. </text:span><text:span text:style-name="T19">Separador especificado no parêntese.</text:span></text:p>
      <text:p text:style-name="P69"/>
      <text:p text:style-name="P69">Curso = ‘Programação,em,Python:,Essencial’</text:p>
      <text:p text:style-name="P69">print(curso)</text:p>
      <text:p text:style-name="P69">Programação,em,Python:,Essencial</text:p>
      <text:p text:style-name="P69"/>
      <text:p text:style-name="P69">curso = curso.split(‘,’)</text:p>
      <text:p text:style-name="P69">[‘Programação’, ‘em’, ‘Python:’, ‘Essencial’]</text:p>
      <text:p text:style-name="P69"/>
      <text:p text:style-name="P154"><text:span text:style-name="T14">1.</text:span><text:span text:style-name="T15">1</text:span><text:span text:style-name="T20">3</text:span><text:span text:style-name="T14">. </text:span><text:span text:style-name="T20">Convertendo</text:span><text:span text:style-name="T18"> uma lista </text:span><text:span text:style-name="T20">em uma string</text:span><text:span text:style-name="T13">. =&gt; </text:span><text:span text:style-name="T20">join</text:span></text:p>
      <text:p text:style-name="P154"><text:span text:style-name="T42">O comando </text:span><text:span text:style-name="T43">join</text:span><text:span text:style-name="T42">() permite converter uma </text:span><text:span text:style-name="T43">uma </text:span><text:span text:style-name="T42">lista </text:span><text:span text:style-name="T43">em string.</text:span></text:p>
      <text:p text:style-name="P69"/>
      <text:p text:style-name="P154"><text:span text:style-name="T18">Exemplo1. </text:span></text:p>
      <text:p text:style-name="P70"/>
      <text:p text:style-name="P74">Lista1 = <text:span text:style-name="T67">[‘Programação’, ‘em’, ‘Python:’, ‘Essencial’]</text:span></text:p>
      <text:p text:style-name="P74">curso = ‘ ‘.join(lista1) =&gt; ler: pega cada elemento e atribui espaço entre eles e monta uma string.</text:p>
      <text:p text:style-name="P74">print(curso)</text:p>
      <text:p text:style-name="P74"/>
      <text:p text:style-name="P74"><text:span text:style-name="T67">Programação em Python: Essencial</text:span></text:p>
      <text:p text:style-name="P74"><text:soft-page-break/></text:p>
      <text:p text:style-name="P74">Observações: caso eu queira colocar um elemento qualquer entre as palavras da string basta informar antes do join.</text:p>
      <text:p text:style-name="P74"/>
      <text:p text:style-name="P74">Lista1 = <text:span text:style-name="T67">[‘Programação’, ‘em’, ‘Python:’, ‘Essencial’]</text:span></text:p>
      <text:p text:style-name="P74"/>
      <text:p text:style-name="P74">curso = ‘$‘.join(lista1) =&gt; ler: pega cada elemento e atribui espaço entre eles e monta uma string.</text:p>
      <text:p text:style-name="P74"/>
      <text:p text:style-name="P74">print(curso)</text:p>
      <text:p text:style-name="P74"/>
      <text:p text:style-name="P74"><text:span text:style-name="T67">Programação</text:span>$<text:span text:style-name="T67">em</text:span>$<text:span text:style-name="T67">Python:</text:span>$<text:span text:style-name="T67">Essencial</text:span></text:p>
      <text:p text:style-name="P74"/>
      <text:p text:style-name="P74"/>
      <text:p text:style-name="P71"/>
      <text:p text:style-name="P155"><text:span text:style-name="T14">1.</text:span><text:span text:style-name="T15">1</text:span><text:span text:style-name="T21">4</text:span><text:span text:style-name="T14">. </text:span><text:span text:style-name="T21">Iterando sobre listas.</text:span></text:p>
      <text:p text:style-name="P75">É possível iterar sobre listas utilizando o comando for <text:span text:style-name="T73">ou o while.</text:span></text:p>
      <text:p text:style-name="P75"/>
      <text:p text:style-name="P127">a) Utilizando comando for</text:p>
      <text:p text:style-name="P75"/>
      <text:p text:style-name="P124">Exemplo 1.</text:p>
      <text:p text:style-name="P75"/>
      <text:p text:style-name="P54"><text:span text:style-name="T64">Lista1 = [1, 2, 3, 4, 5]</text:span></text:p>
      <text:p text:style-name="P54"/>
      <text:p text:style-name="P75">for elemento in lista1:</text:p>
      <text:p text:style-name="P75"><text:s text:c="4"/>print(elemento)</text:p>
      <text:p text:style-name="P75">1</text:p>
      <text:p text:style-name="P75">2</text:p>
      <text:p text:style-name="P75">3</text:p>
      <text:p text:style-name="P75">4</text:p>
      <text:p text:style-name="P75">5</text:p>
      <text:p text:style-name="P75"/>
      <text:p text:style-name="P125">Exemplo <text:span text:style-name="T72">2</text:span>.</text:p>
      <text:p text:style-name="P76"/>
      <text:p text:style-name="P78">soma = 0</text:p>
      <text:p text:style-name="P78"/>
      <text:p text:style-name="P55"><text:span text:style-name="T64">Lista1 = [1, 2, 3, 4, 5]</text:span></text:p>
      <text:p text:style-name="P55"/>
      <text:p text:style-name="P76">for elemento in lista1:</text:p>
      <text:p text:style-name="P76"><text:s text:c="4"/>print(elemento)</text:p>
      <text:p text:style-name="P76"><text:s text:c="4"/><text:span text:style-name="T72">soma += soma + elemento</text:span></text:p>
      <text:p text:style-name="P78">print(f’A soma dos elementos é: {soma})</text:p>
      <text:p text:style-name="P78"/>
      <text:p text:style-name="P76">1</text:p>
      <text:p text:style-name="P76">2</text:p>
      <text:p text:style-name="P76">3</text:p>
      <text:p text:style-name="P76">4</text:p>
      <text:p text:style-name="P76">5</text:p>
      <text:p text:style-name="P78">A soma dos elementos é: 16</text:p>
      <text:p text:style-name="P78"/>
      <text:p text:style-name="P125"/>
      <text:p text:style-name="P125"/>
      <text:p text:style-name="P125"/>
      <text:p text:style-name="P125"><text:soft-page-break/>Exemplo <text:span text:style-name="T72">3.</text:span></text:p>
      <text:p text:style-name="P76"/>
      <text:p text:style-name="P78">soma = ‘’</text:p>
      <text:p text:style-name="P78"/>
      <text:p text:style-name="P156"><text:span text:style-name="T39">Lista1 = [</text:span><text:span text:style-name="T44">v, a, k</text:span><text:span text:style-name="T39">]</text:span></text:p>
      <text:p text:style-name="P55"/>
      <text:p text:style-name="P76">for elemento in lista1:</text:p>
      <text:p text:style-name="P76"><text:s text:c="4"/>print(elemento)</text:p>
      <text:p text:style-name="P76"><text:s text:c="4"/><text:span text:style-name="T72">soma += soma + elemento</text:span></text:p>
      <text:p text:style-name="P78">print(f’A soma dos elementos é: {soma})</text:p>
      <text:p text:style-name="P78"/>
      <text:p text:style-name="P78"/>
      <text:p text:style-name="P78">v</text:p>
      <text:p text:style-name="P78">a</text:p>
      <text:p text:style-name="P78">k</text:p>
      <text:p text:style-name="P156"><text:span text:style-name="T44">A soma dos elementos é: vak</text:span></text:p>
      <text:p text:style-name="P156"><text:span text:style-name="T44"/></text:p>
      <text:p text:style-name="P127">b) Utilizando comando while</text:p>
      <text:p text:style-name="P77"/>
      <text:p text:style-name="P126">Exemplo 1.</text:p>
      <text:p text:style-name="P77"/>
      <text:p text:style-name="P79"><text:span text:style-name="T72">c</text:span>arrinho = []</text:p>
      <text:p text:style-name="P79">produto = ‘’</text:p>
      <text:p text:style-name="P79"/>
      <text:p text:style-name="P79">while produto != ‘sair’:</text:p>
      <text:p text:style-name="P79"><text:s text:c="4"/>print(“Adicione um produto na lista ou digite ‘Sair’ para sair: “)</text:p>
      <text:p text:style-name="P79"><text:s text:c="4"/>produto = input()</text:p>
      <text:p text:style-name="P79"><text:s text:c="4"/>if produto != ‘sair’:</text:p>
      <text:p text:style-name="P79"><text:s text:c="8"/>carrinho.append(produto)</text:p>
      <text:p text:style-name="P79">for produto in carrinho:</text:p>
      <text:p text:style-name="P79"><text:s text:c="4"/>print(produto)</text:p>
      <text:p text:style-name="P79"/>
      <text:p text:style-name="P80">Leitura do código =&gt;foi criado uma lista vazia <text:span text:style-name="T72">c</text:span><text:span text:style-name="T5">arrinho = [] ***</text:span>e uma variável do tipo string <text:span text:style-name="T5">produto = ‘’ ***</text:span>que vai receber o nome dos produtos. <text:span text:style-name="T74">Foi criado um while em que vai ser executado enquanto a condição de produto for diferente de sair. Ou seja, a string produto deve ser diferente de sair e no momento ela está vazia e é diferente de sair então o loop vai rodar e entrar na condição do print e será impresso no console. O usuário vai digitar no teclado e vamos receber o input na variável produto e verificar se o produto é diferente de sair. Se for diferente de sair o produto é adicionado ao carrinho e ser for igual a sair o loop para. Se for diferente de sair o produto será adicionado ao carrinho, ou seja, a lista carrinho append produto e o loop continua para adicionar novo produto. Quando o usuário digitar sair vamos sair do loop do while e ir para o loop do for. Ai, para cada produto dentro do carrinho, que é uma lista, vamos imprimir o produto.</text:span></text:p>
      <text:p text:style-name="P80"/>
      <text:p text:style-name="P80"/>
      <text:p text:style-name="P157"><text:span text:style-name="T14">1.</text:span><text:span text:style-name="T15">1</text:span><text:span text:style-name="T22">5</text:span><text:span text:style-name="T14">. </text:span><text:span text:style-name="T22">Adicionando variáveis em uma lista.</text:span></text:p>
      <text:p text:style-name="P82">Podemos criar uma lista fixa:</text:p>
      <text:p text:style-name="P157"><text:span text:style-name="T45">numeros = [1, 2, 3, 4, 5]</text:span></text:p>
      <text:p text:style-name="P169"><text:span text:style-name="T33">print(numeros)</text:span></text:p>
      <text:p text:style-name="P169"><text:span text:style-name="T33">[1, 2, 3, 4, 5]</text:span></text:p>
      <text:p text:style-name="P169"><text:span text:style-name="T33"/></text:p>
      <text:p text:style-name="P82">ou</text:p>
      <text:p text:style-name="P82"/>
      <text:p text:style-name="P82"><text:soft-page-break/>num1 = 1</text:p>
      <text:p text:style-name="P82">num2 = 2</text:p>
      <text:p text:style-name="P82">num4 = 4</text:p>
      <text:p text:style-name="P82">num5 = 5</text:p>
      <text:p text:style-name="P82"/>
      <text:p text:style-name="P82">numeros = [num1, num2, num3, num4, num5]</text:p>
      <text:p text:style-name="P82"/>
      <text:p text:style-name="P169"><text:span text:style-name="T33">print(numeros)</text:span></text:p>
      <text:p text:style-name="P82">[1, 2, 3, 4, 5]</text:p>
      <text:p text:style-name="P82"/>
      <text:p text:style-name="P158"><text:span text:style-name="T14">1.</text:span><text:span text:style-name="T15">1</text:span><text:span text:style-name="T23">6</text:span><text:span text:style-name="T14">. </text:span><text:span text:style-name="T23">Acesso a elementos de forma indexada.</text:span></text:p>
      <text:p text:style-name="P60"/>
      <text:p text:style-name="P86">a) Informando o indice</text:p>
      <text:p text:style-name="P60"/>
      <text:p text:style-name="P83"><text:s text:c="20"/>0 <text:s text:c="12"/>1 <text:s text:c="12"/>2 <text:s text:c="11"/>3</text:p>
      <text:p text:style-name="P83">Cores = [‘verde’, ‘amarelo’, ‘azul’, ‘branco’]</text:p>
      <text:p text:style-name="P83"/>
      <text:p text:style-name="P83">print(cores[0])</text:p>
      <text:p text:style-name="P83">verde</text:p>
      <text:p text:style-name="P83"/>
      <text:p text:style-name="P86">b) <text:span text:style-name="T76">É possível fazer acesso de forma indexada inversa. O número negativo referente ao tamanho da lista. No exemplo a seguir a lista vai até o -4, ou seja, á a posição da cor verde no circulo inverso.</text:span></text:p>
      <text:p text:style-name="P83"/>
      <text:p text:style-name="P83">Cores = [‘verde’, ‘amarelo’, ‘azul’, ‘branco’]</text:p>
      <text:p text:style-name="P83"/>
      <text:p text:style-name="P83">print(cores[-1])</text:p>
      <text:p text:style-name="P83">branco</text:p>
      <text:p text:style-name="P83"/>
      <text:p text:style-name="P86">c) Também é possível acessar corres na lista através do loop com for ou while.</text:p>
      <text:p text:style-name="P86"/>
      <text:p text:style-name="P86">Usando o for:</text:p>
      <text:p text:style-name="P86"/>
      <text:p text:style-name="P84">Cores = [‘verde’, ‘amarelo’, ‘azul’, ‘branco’]</text:p>
      <text:p text:style-name="P84"/>
      <text:p text:style-name="P86">for cor in corres:</text:p>
      <text:p text:style-name="P86"><text:s text:c="4"/>print(cor)</text:p>
      <text:p text:style-name="P86"/>
      <text:p text:style-name="P86">Usando o while:</text:p>
      <text:p text:style-name="P86"/>
      <text:p text:style-name="P84">Cores = [‘verde’, ‘amarelo’, ‘azul’, ‘branco’]</text:p>
      <text:p text:style-name="P84"/>
      <text:p text:style-name="P86">indice = 0</text:p>
      <text:p text:style-name="P86">while indice &lt; len(cores):</text:p>
      <text:p text:style-name="P86"><text:s text:c="4"/>print(cores[indice])</text:p>
      <text:p text:style-name="P86"><text:s text:c="4"/>indice = indice + 1</text:p>
      <text:p text:style-name="P86"/>
      <text:p text:style-name="P86">Leitura do código=&gt; foi criado uma variável indice iniciando em zero e estamos falando que enquanto o indice for menor que len(cores) ***neste caso o tamanho de len(cores) é 4*** <text:span text:style-name="T77">então menor que 4 imprima para mim cores na posição indice, ou seja, cores na posição 0, na posição 1, na posição 2, na posição 3 e na posição 4. E por fim estamos incrementando o indice, ou seja, o indice vai receber indice + 1, ou seja 0 +1, 0+2, 0+3, 0+4 e ai sai do loop porque 0+5 é maior do que o len cores.</text:span></text:p>
      <text:p text:style-name="P86"><text:soft-page-break/></text:p>
      <text:p text:style-name="P87"><text:span text:style-name="T14">1.</text:span><text:span text:style-name="T15">1</text:span><text:span text:style-name="T5">7</text:span><text:span text:style-name="T14">. </text:span><text:span text:style-name="T5">Gerar indice em um for.</text:span></text:p>
      <text:p text:style-name="P87">Há casos quando a lista for extensa em que eu preciso saber em que posição está cada elemento. Neste caso deve-se proceder conforme exemplo a seguir:</text:p>
      <text:p text:style-name="P87"/>
      <text:p text:style-name="P85">Cores = [‘verde’, ‘amarelo’, ‘azul’, ‘branco’]</text:p>
      <text:p text:style-name="P85"/>
      <text:p text:style-name="P87">for indice, cor in enumerate(cores):</text:p>
      <text:p text:style-name="P87"><text:s text:c="4"/>print(indice, cor)</text:p>
      <text:p text:style-name="P87">0 verde</text:p>
      <text:p text:style-name="P87">1 amarelo</text:p>
      <text:p text:style-name="P87">2 azul</text:p>
      <text:p text:style-name="P87">3 branco</text:p>
      <text:p text:style-name="P87"/>
      <text:p text:style-name="P159"><text:span text:style-name="T14">1.</text:span><text:span text:style-name="T15">1</text:span><text:span text:style-name="T24">8</text:span><text:span text:style-name="T14">. </text:span><text:span text:style-name="T24">Comandos diversos.</text:span></text:p>
      <text:p text:style-name="P61"/>
      <text:p text:style-name="P129">a) Encontar o indice de um elemento na lista.</text:p>
      <text:p text:style-name="P89"/>
      <text:p text:style-name="P89">Exemplo:</text:p>
      <text:p text:style-name="P159"><text:span text:style-name="T46">Em uma lista com um milhão de itens eu preciso saber em qual indice está o valor 6.</text:span></text:p>
      <text:p text:style-name="P89"/>
      <text:p text:style-name="P89">Numeros = [5, 6, 7, 8, 9,10...1000000]</text:p>
      <text:p text:style-name="P89"/>
      <text:p text:style-name="P89">print(numeros.index(6))</text:p>
      <text:p text:style-name="P87"/>
      <text:p text:style-name="P89">Observações: Caso não tenha o elemento na lista será apresentado erro e caso haja elementos duplicados na lista sempre será retornado a posição do primeiro elemento.</text:p>
      <text:p text:style-name="P89"/>
      <text:p text:style-name="P130">b) Podemos fazer busca dentro de um range, ou seja, qual indice começar a buscar.</text:p>
      <text:p text:style-name="P92"/>
      <text:p text:style-name="P90">Numeros = [5, 6, 7, 8, 9,10...1000000]</text:p>
      <text:p text:style-name="P90"/>
      <text:p text:style-name="P92">Neste caso eu sei que o 5 está na posição zero e eu quero que inicie a busca a partir do indice 1.</text:p>
      <text:p text:style-name="P92"/>
      <text:p text:style-name="P92">print(numeros.index(5, 1))</text:p>
      <text:p text:style-name="P92"/>
      <text:p text:style-name="P92">Observações: Se há produtos repetidos e eu encontrei o primeiro em um determinada posição basta repetir a busca a partir daquela posição.</text:p>
      <text:p text:style-name="P92"/>
      <text:p text:style-name="P131"><text:span text:style-name="T80">c</text:span>) Podemos fazer busca dentro de um range, ou seja, qual indice começar a buscar <text:span text:style-name="T79">e fim</text:span>.</text:p>
      <text:p text:style-name="P93"/>
      <text:p text:style-name="P91">Numeros = [5, 6, 7, 8, 9,10...1000000]</text:p>
      <text:p text:style-name="P91"/>
      <text:p text:style-name="P93">print(numeros.index(<text:span text:style-name="T79">9</text:span>, <text:span text:style-name="T79">3, 5</text:span>))</text:p>
      <text:p text:style-name="P93"/>
      <text:p text:style-name="P95">Leitura do código=&gt; Busca para mim o indice do número 9 entre os indices 3 a 5.</text:p>
      <text:p text:style-name="P95"/>
      <text:p text:style-name="P132"/>
      <text:p text:style-name="P132"/>
      <text:p text:style-name="P132"/>
      <text:p text:style-name="P132"/>
      <text:p text:style-name="P132"/>
      <text:p text:style-name="P132"><text:soft-page-break/><text:span text:style-name="T97">1.19</text:span>) Revisão de slicing</text:p>
      <text:p text:style-name="P132"><text:span text:style-name="T33"/></text:p>
      <text:p text:style-name="P96">lista[inicio:fim:passo]</text:p>
      <text:p text:style-name="P96">range(inicio:fim:passo)</text:p>
      <text:p text:style-name="P96"/>
      <text:p text:style-name="P132"><text:span text:style-name="T81">i</text:span>) Trabalhando slice de lista com o parâmetro inicio.</text:p>
      <text:p text:style-name="P96">Lista = [1, 2, 3, 4]</text:p>
      <text:p text:style-name="P160"><text:span text:style-name="T47">print(lista[1:] =&gt; inicia no indice 1 e imprime todos os elementos restantes.</text:span></text:p>
      <text:p text:style-name="P170"><text:span text:style-name="T47">2</text:span></text:p>
      <text:p text:style-name="P160"><text:span text:style-name="T47">print(lista[::] =&gt; inicia no indice 0 e imprime todos os elementos restantes.</text:span></text:p>
      <text:p text:style-name="P160"><text:span text:style-name="T47"/></text:p>
      <text:p text:style-name="P96">[1, 2, 3, 4]</text:p>
      <text:p text:style-name="P96"><text:span text:style-name="T47"/></text:p>
      <text:p text:style-name="P170"><text:span text:style-name="T33">Obs. Também ‘possível passar valor negativo para a lista.</text:span></text:p>
      <text:p text:style-name="P170"><text:span text:style-name="T33"/></text:p>
      <text:p text:style-name="P96">Lista = [1, 2, 3, 4]</text:p>
      <text:p text:style-name="P170"><text:span text:style-name="T33">print(lista[-1:] =&gt; inicia no indice 1 e imprime todos os elementos restantes.</text:span></text:p>
      <text:p text:style-name="P170"><text:span text:style-name="T33">[4]</text:span></text:p>
      <text:p text:style-name="P96"/>
      <text:p text:style-name="P120"><text:span text:style-name="T82">ii</text:span><text:span text:style-name="T80">) Trabalhando slice de lista com o parâmetro fim.</text:span></text:p>
      <text:p text:style-name="P132"/>
      <text:p text:style-name="P96">Lista = [1, 2, 3, 4]</text:p>
      <text:p text:style-name="P160"><text:span text:style-name="T47">print(lista[:2] =&gt; inicia no indice 0 e imprime </text:span><text:span text:style-name="T48">até o indice 2 – 1. Aqui vale o n-1.</text:span></text:p>
      <text:p text:style-name="P171"><text:span text:style-name="T48">[</text:span><text:span text:style-name="T33">2, 3, 4]</text:span></text:p>
      <text:p text:style-name="P97">print(lista[:<text:span text:style-name="T91">4</text:span>] =&gt; inicia no indice 0 e imprime <text:span text:style-name="T91">até o indice 4 – 1. Aqui vale o n-1.</text:span></text:p>
      <text:p text:style-name="P103">[1, 2]</text:p>
      <text:p text:style-name="P97">print(lista[<text:span text:style-name="T91">1</text:span>:<text:span text:style-name="T91">3</text:span>] =&gt; inicia no indice <text:span text:style-name="T91">1</text:span> e imprime <text:span text:style-name="T91">até o indice 3 – 1. Aqui vale o n-1.</text:span></text:p>
      <text:p text:style-name="P103">[1, 2, 3, 4]</text:p>
      <text:p text:style-name="P97">print(lista[<text:span text:style-name="T91">0</text:span>:-<text:span text:style-name="T91">1</text:span>] =&gt; inicia no indice <text:span text:style-name="T91">1</text:span> e imprime <text:span text:style-name="T91">até o indice 3 – 1. Aqui vale o n-1.</text:span></text:p>
      <text:p text:style-name="P103">[2, 3]</text:p>
      <text:p text:style-name="P97"/>
      <text:p text:style-name="P133"><text:span text:style-name="T81">ii</text:span><text:span text:style-name="T83">i</text:span>) Trabalhando slice de lista com o parâmetro <text:span text:style-name="T91">passo</text:span>.</text:p>
      <text:p text:style-name="P133"/>
      <text:p text:style-name="P97">print(lista[<text:span text:style-name="T91">1</text:span>::<text:span text:style-name="T91">2</text:span>] =&gt; inicia no indice <text:span text:style-name="T91">1</text:span> e <text:span text:style-name="T91">vai até o final de 2 em 2.</text:span></text:p>
      <text:p text:style-name="P103">[2, 4]</text:p>
      <text:p text:style-name="P97">print(lista[::<text:span text:style-name="T91">2</text:span>] =&gt; inicia no indice <text:span text:style-name="T91">0</text:span> e <text:span text:style-name="T91">vai até o final de 2 em 2.</text:span></text:p>
      <text:p text:style-name="P103">[1, 3]</text:p>
      <text:p text:style-name="P161"><text:span text:style-name="T47">print(lista[</text:span><text:span text:style-name="T49">1</text:span><text:span text:style-name="T47">::-</text:span><text:span text:style-name="T49">1</text:span><text:span text:style-name="T47">] =&gt; </text:span><text:span text:style-name="T49">inverte a lista e vem do final </text:span><text:span text:style-name="T50">de 1 em </text:span><text:span text:style-name="T49">1.</text:span></text:p>
      <text:p text:style-name="P104">[<text:span text:style-name="T92">2</text:span>, <text:span text:style-name="T92">1</text:span>]</text:p>
      <text:p text:style-name="P103"/>
      <text:p text:style-name="P105">Observações. Veja exemplo de slicing para inversão de string</text:p>
      <text:p text:style-name="P105"/>
      <text:p text:style-name="P105">nome = ‘vak’</text:p>
      <text:p text:style-name="P105">nome[::-1]</text:p>
      <text:p text:style-name="P105">‘kav’</text:p>
      <text:p text:style-name="P105"/>
      <text:p text:style-name="P134"><text:span text:style-name="T81"/></text:p>
      <text:p text:style-name="P134"><text:span text:style-name="T81"/></text:p>
      <text:p text:style-name="P134"><text:span text:style-name="T81"/></text:p>
      <text:p text:style-name="P134"><text:span text:style-name="T81"/></text:p>
      <text:p text:style-name="P134"><text:span text:style-name="T81"/></text:p>
      <text:p text:style-name="P134"><text:span text:style-name="T81"/></text:p>
      <text:p text:style-name="P134"><text:soft-page-break/><text:span text:style-name="T81">i</text:span><text:span text:style-name="T84">v</text:span>) <text:span text:style-name="T93">Invertendo valores em uma lista</text:span>.</text:p>
      <text:p text:style-name="P98"/>
      <text:p text:style-name="P106">nomes = [‘vanderlei’, ‘koziol’]</text:p>
      <text:p text:style-name="P106"/>
      <text:p text:style-name="P106">nomes[0], nomes[1] = nomes[1], nomes[0]</text:p>
      <text:p text:style-name="P106"/>
      <text:p text:style-name="P106">print(nomes)</text:p>
      <text:p text:style-name="P106">[‘koziol’, ‘vanderlei’]</text:p>
      <text:p text:style-name="P106"/>
      <text:p text:style-name="P106">Observe: a função reverse faz a mesma coisa.</text:p>
      <text:p text:style-name="P106"/>
      <text:p text:style-name="P106">nomes = [‘vanderlei’, ‘koziol’]</text:p>
      <text:p text:style-name="P106">Nomes.reverse()</text:p>
      <text:p text:style-name="P106">print(nomes)</text:p>
      <text:p text:style-name="P106">[‘koziol’, ‘vanderlei’]</text:p>
      <text:p text:style-name="P135"><text:span text:style-name="T84">v</text:span>) <text:span text:style-name="T94">Soma, valor máximo, valor mínimo, tamanho de uma lista</text:span>.</text:p>
      <text:p text:style-name="P99"/>
      <text:p text:style-name="P107">Para realizar a soma, valor máximo e valor mínimo só é possível se forem todos valores inteiros e valores reais.</text:p>
      <text:p text:style-name="P107"/>
      <text:p text:style-name="P99">Lista = [1, 2, 3, 4, <text:span text:style-name="T94">5, 6</text:span>]</text:p>
      <text:p text:style-name="P99"/>
      <text:p text:style-name="P107">print(sum(lista)) =&gt; soma</text:p>
      <text:p text:style-name="P108">21</text:p>
      <text:p text:style-name="P162"><text:span text:style-name="T51">print(max(lista)) =&gt; máximo valor</text:span></text:p>
      <text:p text:style-name="P172"><text:span text:style-name="T51">6</text:span></text:p>
      <text:p text:style-name="P107">print(min(lista)) =&gt; minimo valor</text:p>
      <text:p text:style-name="P108">1</text:p>
      <text:p text:style-name="P162"><text:span text:style-name="T51">print(len(lista)) =&gt; tamanho da lista</text:span></text:p>
      <text:p text:style-name="P172"><text:span text:style-name="T51">6</text:span></text:p>
      <text:p text:style-name="P172"><text:span text:style-name="T51"/></text:p>
      <text:p text:style-name="P163"><text:span text:style-name="T88">v</text:span><text:span text:style-name="T89">i</text:span><text:span text:style-name="T25">) </text:span><text:span text:style-name="T26">Transformar uma lista em tupla.</text:span></text:p>
      <text:p text:style-name="P163"><text:span text:style-name="T26"/></text:p>
      <text:p text:style-name="P100"><text:span text:style-name="T95">Lista = [1, 2, 3, 4, </text:span><text:span text:style-name="T94">5, 6</text:span><text:span text:style-name="T95">]</text:span></text:p>
      <text:p text:style-name="P100"/>
      <text:p text:style-name="P108">print(lista)</text:p>
      <text:p text:style-name="P100"><text:span text:style-name="T95">[1, 2, 3, 4, </text:span><text:span text:style-name="T94">5, 6</text:span><text:span text:style-name="T95">]</text:span></text:p>
      <text:p text:style-name="P108"/>
      <text:p text:style-name="P108">print(type(lista))</text:p>
      <text:p text:style-name="P108">&lt;class ‘list’&gt;</text:p>
      <text:p text:style-name="P108"/>
      <text:p text:style-name="P108">tupla = tuple(lista)</text:p>
      <text:p text:style-name="P108">print(tupla)</text:p>
      <text:p text:style-name="P100"><text:span text:style-name="T95">(1, 2, 3, 4, </text:span><text:span text:style-name="T94">5, 6</text:span><text:span text:style-name="T95">)</text:span></text:p>
      <text:p text:style-name="P108">print(type(tupla))</text:p>
      <text:p text:style-name="P108">&lt;class ‘tuple’&gt;</text:p>
      <text:p text:style-name="P108"/>
      <text:p text:style-name="P163"><text:span text:style-name="T88"/></text:p>
      <text:p text:style-name="P163"><text:span text:style-name="T88"/></text:p>
      <text:p text:style-name="P163"><text:span text:style-name="T88"/></text:p>
      <text:p text:style-name="P163"><text:span text:style-name="T88"/></text:p>
      <text:p text:style-name="P163"><text:span text:style-name="T88"/></text:p>
      <text:p text:style-name="P163"><text:soft-page-break/><text:span text:style-name="T88">v</text:span><text:span text:style-name="T89">ii</text:span><text:span text:style-name="T25">) </text:span><text:span text:style-name="T26">Desempacotamento de lista.</text:span></text:p>
      <text:p text:style-name="P62"/>
      <text:p text:style-name="P100"><text:span text:style-name="T95">Lista = [1, 2, 3]</text:span></text:p>
      <text:p text:style-name="P100"/>
      <text:p text:style-name="P108">num1, num2, num3 = lista</text:p>
      <text:p text:style-name="P108"/>
      <text:p text:style-name="P108">print(num1)</text:p>
      <text:p text:style-name="P108">print(num2)</text:p>
      <text:p text:style-name="P108">print(num3)</text:p>
      <text:p text:style-name="P108"/>
      <text:p text:style-name="P109">Observações: Neste caso foi criado tres variáveis e informado que cada variável recebe o valor do indice da lista. </text:p>
      <text:p text:style-name="P109">O número de variáveis deve ser igual ao tamanho da lista e vice e versa caso contrário haverá erro.</text:p>
      <text:p text:style-name="P100"/>
      <text:p text:style-name="P101"><text:span text:style-name="T90">1.20.</text:span><text:span text:style-name="T25"> </text:span><text:span text:style-name="T27">Cópia de lista – Shallow Copy e Deep Copy.</text:span></text:p>
      <text:p text:style-name="P101"/>
      <text:p text:style-name="P137">Exemplo 1: <text:span text:style-name="T96">Deep Copy ou cópia profunda.</text:span></text:p>
      <text:p text:style-name="P110">Neste caso mantem-se a identidade das listas, ou seja, se alterar a cópia não altera a lista mãe.</text:p>
      <text:p text:style-name="P137"><text:span text:style-name="T33"/></text:p>
      <text:p text:style-name="P137"><text:span text:style-name="T33">lista = [1, 2, 3]</text:span></text:p>
      <text:p text:style-name="P137"><text:span text:style-name="T33">print(lista)</text:span></text:p>
      <text:p text:style-name="P137"><text:span text:style-name="T33">[1, 2, 3]</text:span></text:p>
      <text:p text:style-name="P137"><text:span text:style-name="T33"/></text:p>
      <text:p text:style-name="P137"><text:span text:style-name="T33">nova = lista.copy()</text:span></text:p>
      <text:p text:style-name="P137"><text:span text:style-name="T33">print(nova)</text:span></text:p>
      <text:p text:style-name="P137"><text:span text:style-name="T33">[1, 2, 3]</text:span></text:p>
      <text:p text:style-name="P137"><text:span text:style-name="T33"/></text:p>
      <text:p text:style-name="P137"><text:span text:style-name="T33">nova.append(4)</text:span></text:p>
      <text:p text:style-name="P137"><text:span text:style-name="T33">print(lista)</text:span></text:p>
      <text:p text:style-name="P137"><text:span text:style-name="T33">[1, 2, 3]</text:span></text:p>
      <text:p text:style-name="P137"><text:span text:style-name="T33">print(nova)</text:span></text:p>
      <text:p text:style-name="P137"><text:span text:style-name="T33">[1, 2, 3, 4]</text:span></text:p>
      <text:p text:style-name="P137"><text:span text:style-name="T33"/></text:p>
      <text:p text:style-name="P138">Exemplo 1: <text:s/>Shallow Copy.</text:p>
      <text:p text:style-name="P110">Neste caso se alterar a cópia a alteração também é replicada para a lista mãe.</text:p>
      <text:p text:style-name="P138"><text:span text:style-name="T33"/></text:p>
      <text:p text:style-name="P138"><text:span text:style-name="T33">lista = [1, 2, 3]</text:span></text:p>
      <text:p text:style-name="P138"><text:span text:style-name="T33">print(lista)</text:span></text:p>
      <text:p text:style-name="P138"><text:span text:style-name="T33">[1, 2, 3]</text:span></text:p>
      <text:p text:style-name="P138"><text:span text:style-name="T33"/></text:p>
      <text:p text:style-name="P164"><text:span text:style-name="T53">nova = </text:span><text:span text:style-name="T52">lista</text:span><text:span text:style-name="T53">()</text:span></text:p>
      <text:p text:style-name="P138"><text:span text:style-name="T33">print(nova)</text:span></text:p>
      <text:p text:style-name="P138"><text:span text:style-name="T33">[1, 2, 3]</text:span></text:p>
      <text:p text:style-name="P138"><text:span text:style-name="T33"/></text:p>
      <text:p text:style-name="P138"><text:span text:style-name="T33">nova.append(4)</text:span></text:p>
      <text:p text:style-name="P138"><text:span text:style-name="T33">print(lista)</text:span></text:p>
      <text:p text:style-name="P138"><text:span text:style-name="T33">[1, 2, 3,</text:span><text:span text:style-name="T52"> 4</text:span><text:span text:style-name="T33">]</text:span></text:p>
      <text:p text:style-name="P138"><text:span text:style-name="T33">print(nova)</text:span></text:p>
      <text:p text:style-name="P138"><text:span text:style-name="T33">[1, 2, 3, 4]</text:span></text:p>
      <text:p text:style-name="P137"><text:span text:style-name="T33"/></text:p>
      <text:p text:style-name="P137"><text:span text:style-name="T33"/></text:p>
      <text:p text:style-name="P137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4:59:46.467324953</meta:creation-date>
    <dc:date>2021-12-27T09:43:46.619218092</dc:date>
    <meta:editing-duration>PT2H31M8S</meta:editing-duration>
    <meta:editing-cycles>27</meta:editing-cycles>
    <meta:generator>LibreOffice/6.4.7.2$Linux_X86_64 LibreOffice_project/40$Build-2</meta:generator>
    <meta:print-date>2021-12-27T09:41:50.669910013</meta:print-date>
    <meta:document-statistic meta:table-count="0" meta:image-count="0" meta:object-count="0" meta:page-count="15" meta:paragraph-count="456" meta:word-count="3385" meta:character-count="19765" meta:non-whitespace-character-count="16659"/>
  </office:meta>
</office:document-meta>
</file>